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eForMaxStructsEqualto-5-Rat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10%</text:p>
          </table:table-cell>
          <table:table-cell table:style-name="ce1" office:value-type="string" calcext:value-type="string">
            <text:p>15%</text:p>
          </table:table-cell>
          <table:table-cell table:style-name="ce1" office:value-type="string" calcext:value-type="string">
            <text:p>20%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string" calcext:value-type="string">
            <text:p>35%</text:p>
          </table:table-cell>
          <table:table-cell table:style-name="ce1" office:value-type="string" calcext:value-type="string">
            <text:p>40%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55%</text:p>
          </table:table-cell>
          <table:table-cell table:style-name="ce1" office:value-type="string" calcext:value-type="string">
            <text:p>60%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7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85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5.24" calcext:value-type="float">
            <text:p>15.24</text:p>
          </table:table-cell>
          <table:table-cell office:value-type="float" office:value="23.81" calcext:value-type="float">
            <text:p>23.81</text:p>
          </table:table-cell>
          <table:table-cell office:value-type="float" office:value="26.98" calcext:value-type="float">
            <text:p>26.98</text:p>
          </table:table-cell>
          <table:table-cell office:value-type="float" office:value="30.16" calcext:value-type="float">
            <text:p>30.16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46.35" calcext:value-type="float">
            <text:p>46.35</text:p>
          </table:table-cell>
          <table:table-cell office:value-type="float" office:value="49.52" calcext:value-type="float">
            <text:p>49.52</text:p>
          </table:table-cell>
          <table:table-cell office:value-type="float" office:value="52.7" calcext:value-type="float">
            <text:p>52.7</text:p>
          </table:table-cell>
          <table:table-cell office:value-type="float" office:value="55.87" calcext:value-type="float">
            <text:p>55.87</text:p>
          </table:table-cell>
          <table:table-cell office:value-type="float" office:value="59.05" calcext:value-type="float">
            <text:p>59.05</text:p>
          </table:table-cell>
          <table:table-cell office:value-type="float" office:value="62.22" calcext:value-type="float">
            <text:p>62.22</text:p>
          </table:table-cell>
          <table:table-cell office:value-type="float" office:value="65.4" calcext:value-type="float">
            <text:p>65.4</text:p>
          </table:table-cell>
          <table:table-cell office:value-type="float" office:value="68.89" calcext:value-type="float">
            <text:p>68.89</text:p>
          </table:table-cell>
          <table:table-cell office:value-type="float" office:value="72.06" calcext:value-type="float">
            <text:p>72.06</text:p>
          </table:table-cell>
          <table:table-cell office:value-type="float" office:value="75.24" calcext:value-type="float">
            <text:p>75.24</text:p>
          </table:table-cell>
          <table:table-cell office:value-type="float" office:value="78.41" calcext:value-type="float">
            <text:p>78.41</text:p>
          </table:table-cell>
          <table:table-cell office:value-type="float" office:value="81.59" calcext:value-type="float">
            <text:p>81.59</text:p>
          </table:table-cell>
          <table:table-cell office:value-type="float" office:value="84.76" calcext:value-type="float">
            <text:p>84.76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5798" calcext:value-type="float">
            <text:p>5798</text:p>
          </table:table-cell>
          <table:table-cell office:value-type="float" office:value="11597" calcext:value-type="float">
            <text:p>11597</text:p>
          </table:table-cell>
          <table:table-cell office:value-type="float" office:value="17396" calcext:value-type="float">
            <text:p>17396</text:p>
          </table:table-cell>
          <table:table-cell office:value-type="float" office:value="23195" calcext:value-type="float">
            <text:p>23195</text:p>
          </table:table-cell>
          <table:table-cell office:value-type="float" office:value="28993" calcext:value-type="float">
            <text:p>28993</text:p>
          </table:table-cell>
          <table:table-cell office:value-type="float" office:value="34792" calcext:value-type="float">
            <text:p>34792</text:p>
          </table:table-cell>
          <table:table-cell office:value-type="float" office:value="40591" calcext:value-type="float">
            <text:p>40591</text:p>
          </table:table-cell>
          <table:table-cell office:value-type="float" office:value="46390" calcext:value-type="float">
            <text:p>46390</text:p>
          </table:table-cell>
          <table:table-cell office:value-type="float" office:value="52188" calcext:value-type="float">
            <text:p>52188</text:p>
          </table:table-cell>
          <table:table-cell office:value-type="float" office:value="57987" calcext:value-type="float">
            <text:p>57987</text:p>
          </table:table-cell>
          <table:table-cell office:value-type="float" office:value="63786" calcext:value-type="float">
            <text:p>63786</text:p>
          </table:table-cell>
          <table:table-cell office:value-type="float" office:value="69585" calcext:value-type="float">
            <text:p>69585</text:p>
          </table:table-cell>
          <table:table-cell office:value-type="float" office:value="75383" calcext:value-type="float">
            <text:p>75383</text:p>
          </table:table-cell>
          <table:table-cell office:value-type="float" office:value="81182" calcext:value-type="float">
            <text:p>81182</text:p>
          </table:table-cell>
          <table:table-cell office:value-type="float" office:value="86981" calcext:value-type="float">
            <text:p>86981</text:p>
          </table:table-cell>
          <table:table-cell office:value-type="float" office:value="92780" calcext:value-type="float">
            <text:p>92780</text:p>
          </table:table-cell>
          <table:table-cell office:value-type="float" office:value="98578" calcext:value-type="float">
            <text:p>98578</text:p>
          </table:table-cell>
          <table:table-cell office:value-type="float" office:value="104377" calcext:value-type="float">
            <text:p>104377</text:p>
          </table:table-cell>
          <table:table-cell office:value-type="float" office:value="110176" calcext:value-type="float">
            <text:p>110176</text:p>
          </table:table-cell>
          <table:table-cell office:value-type="float" office:value="115975" calcext:value-type="float">
            <text:p>115975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5983" calcext:value-type="float">
            <text:p>5983</text:p>
          </table:table-cell>
          <table:table-cell office:value-type="float" office:value="11782" calcext:value-type="float">
            <text:p>11782</text:p>
          </table:table-cell>
          <table:table-cell office:value-type="float" office:value="17581" calcext:value-type="float">
            <text:p>17581</text:p>
          </table:table-cell>
          <table:table-cell office:value-type="float" office:value="23416" calcext:value-type="float">
            <text:p>23416</text:p>
          </table:table-cell>
          <table:table-cell office:value-type="float" office:value="29214" calcext:value-type="float">
            <text:p>29214</text:p>
          </table:table-cell>
          <table:table-cell office:value-type="float" office:value="35013" calcext:value-type="float">
            <text:p>35013</text:p>
          </table:table-cell>
          <table:table-cell office:value-type="float" office:value="40812" calcext:value-type="float">
            <text:p>40812</text:p>
          </table:table-cell>
          <table:table-cell office:value-type="float" office:value="46611" calcext:value-type="float">
            <text:p>46611</text:p>
          </table:table-cell>
          <table:table-cell office:value-type="float" office:value="52409" calcext:value-type="float">
            <text:p>52409</text:p>
          </table:table-cell>
          <table:table-cell office:value-type="float" office:value="58208" calcext:value-type="float">
            <text:p>58208</text:p>
          </table:table-cell>
          <table:table-cell office:value-type="float" office:value="64007" calcext:value-type="float">
            <text:p>64007</text:p>
          </table:table-cell>
          <table:table-cell office:value-type="float" office:value="69806" calcext:value-type="float">
            <text:p>69806</text:p>
          </table:table-cell>
          <table:table-cell office:value-type="float" office:value="75604" calcext:value-type="float">
            <text:p>75604</text:p>
          </table:table-cell>
          <table:table-cell office:value-type="float" office:value="81403" calcext:value-type="float">
            <text:p>81403</text:p>
          </table:table-cell>
          <table:table-cell office:value-type="float" office:value="87202" calcext:value-type="float">
            <text:p>87202</text:p>
          </table:table-cell>
          <table:table-cell office:value-type="float" office:value="93001" calcext:value-type="float">
            <text:p>93001</text:p>
          </table:table-cell>
          <table:table-cell office:value-type="float" office:value="98799" calcext:value-type="float">
            <text:p>98799</text:p>
          </table:table-cell>
          <table:table-cell office:value-type="float" office:value="104598" calcext:value-type="float">
            <text:p>104598</text:p>
          </table:table-cell>
          <table:table-cell office:value-type="float" office:value="110397" calcext:value-type="float">
            <text:p>110397</text:p>
          </table:table-cell>
          <table:table-cell office:value-type="float" office:value="116196" calcext:value-type="float">
            <text:p>11619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15" calcext:value-type="float">
            <text:p>5.15</text:p>
          </table:table-cell>
          <table:table-cell office:value-type="float" office:value="10.13" calcext:value-type="float">
            <text:p>10.13</text:p>
          </table:table-cell>
          <table:table-cell office:value-type="float" office:value="15.12" calcext:value-type="float">
            <text:p>15.12</text:p>
          </table:table-cell>
          <table:table-cell office:value-type="float" office:value="20.14" calcext:value-type="float">
            <text:p>20.14</text:p>
          </table:table-cell>
          <table:table-cell office:value-type="float" office:value="25.13" calcext:value-type="float">
            <text:p>25.13</text:p>
          </table:table-cell>
          <table:table-cell office:value-type="float" office:value="30.12" calcext:value-type="float">
            <text:p>30.12</text:p>
          </table:table-cell>
          <table:table-cell office:value-type="float" office:value="35.1" calcext:value-type="float">
            <text:p>35.1</text:p>
          </table:table-cell>
          <table:table-cell office:value-type="float" office:value="40.09" calcext:value-type="float">
            <text:p>40.09</text:p>
          </table:table-cell>
          <table:table-cell office:value-type="float" office:value="45.08" calcext:value-type="float">
            <text:p>45.08</text:p>
          </table:table-cell>
          <table:table-cell office:value-type="float" office:value="50.07" calcext:value-type="float">
            <text:p>50.07</text:p>
          </table:table-cell>
          <table:table-cell office:value-type="float" office:value="55.05" calcext:value-type="float">
            <text:p>55.05</text:p>
          </table:table-cell>
          <table:table-cell office:value-type="float" office:value="60.04" calcext:value-type="float">
            <text:p>60.04</text:p>
          </table:table-cell>
          <table:table-cell office:value-type="float" office:value="65.03" calcext:value-type="float">
            <text:p>65.03</text:p>
          </table:table-cell>
          <table:table-cell office:value-type="float" office:value="70.02" calcext:value-type="float">
            <text:p>70.02</text:p>
          </table:table-cell>
          <table:table-cell office:value-type="float" office:value="75.01" calcext:value-type="float">
            <text:p>75.01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8" calcext:value-type="float">
            <text:p>84.98</text:p>
          </table:table-cell>
          <table:table-cell office:value-type="float" office:value="89.97" calcext:value-type="float">
            <text:p>89.97</text:p>
          </table:table-cell>
          <table:table-cell office:value-type="float" office:value="94.96" calcext:value-type="float">
            <text:p>94.96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string" calcext:value-type="string">
            <text:p>DLL</text:p>
          </table:table-cell>
          <table:table-cell office:value-type="string" calcext:value-type="string">
            <text:p>#valid</text:p>
          </table:table-cell>
          <table:table-cell office:value-type="float" office:value="33928" calcext:value-type="float">
            <text:p>33928</text:p>
          </table:table-cell>
          <table:table-cell office:value-type="float" office:value="67857" calcext:value-type="float">
            <text:p>67857</text:p>
          </table:table-cell>
          <table:table-cell office:value-type="float" office:value="101785" calcext:value-type="float">
            <text:p>101785</text:p>
          </table:table-cell>
          <table:table-cell office:value-type="float" office:value="135714" calcext:value-type="float">
            <text:p>135714</text:p>
          </table:table-cell>
          <table:table-cell office:value-type="float" office:value="169642" calcext:value-type="float">
            <text:p>169642</text:p>
          </table:table-cell>
          <table:table-cell office:value-type="float" office:value="203571" calcext:value-type="float">
            <text:p>203571</text:p>
          </table:table-cell>
          <table:table-cell office:value-type="float" office:value="237499" calcext:value-type="float">
            <text:p>237499</text:p>
          </table:table-cell>
          <table:table-cell office:value-type="float" office:value="271428" calcext:value-type="float">
            <text:p>271428</text:p>
          </table:table-cell>
          <table:table-cell office:value-type="float" office:value="305356" calcext:value-type="float">
            <text:p>305356</text:p>
          </table:table-cell>
          <table:table-cell office:value-type="float" office:value="339285" calcext:value-type="float">
            <text:p>339285</text:p>
          </table:table-cell>
          <table:table-cell office:value-type="float" office:value="373213" calcext:value-type="float">
            <text:p>373213</text:p>
          </table:table-cell>
          <table:table-cell office:value-type="float" office:value="407142" calcext:value-type="float">
            <text:p>407142</text:p>
          </table:table-cell>
          <table:table-cell office:value-type="float" office:value="441070" calcext:value-type="float">
            <text:p>441070</text:p>
          </table:table-cell>
          <table:table-cell office:value-type="float" office:value="474999" calcext:value-type="float">
            <text:p>474999</text:p>
          </table:table-cell>
          <table:table-cell office:value-type="float" office:value="508927" calcext:value-type="float">
            <text:p>508927</text:p>
          </table:table-cell>
          <table:table-cell office:value-type="float" office:value="542856" calcext:value-type="float">
            <text:p>542856</text:p>
          </table:table-cell>
          <table:table-cell office:value-type="float" office:value="576784" calcext:value-type="float">
            <text:p>576784</text:p>
          </table:table-cell>
          <table:table-cell office:value-type="float" office:value="610713" calcext:value-type="float">
            <text:p>610713</text:p>
          </table:table-cell>
          <table:table-cell office:value-type="float" office:value="644641" calcext:value-type="float">
            <text:p>644641</text:p>
          </table:table-cell>
          <table:table-cell office:value-type="float" office:value="678570" calcext:value-type="float">
            <text:p>678570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4158" calcext:value-type="float">
            <text:p>34158</text:p>
          </table:table-cell>
          <table:table-cell office:value-type="float" office:value="68087" calcext:value-type="float">
            <text:p>68087</text:p>
          </table:table-cell>
          <table:table-cell office:value-type="float" office:value="102015" calcext:value-type="float">
            <text:p>102015</text:p>
          </table:table-cell>
          <table:table-cell office:value-type="float" office:value="135984" calcext:value-type="float">
            <text:p>135984</text:p>
          </table:table-cell>
          <table:table-cell office:value-type="float" office:value="169912" calcext:value-type="float">
            <text:p>169912</text:p>
          </table:table-cell>
          <table:table-cell office:value-type="float" office:value="203841" calcext:value-type="float">
            <text:p>203841</text:p>
          </table:table-cell>
          <table:table-cell office:value-type="float" office:value="237769" calcext:value-type="float">
            <text:p>237769</text:p>
          </table:table-cell>
          <table:table-cell office:value-type="float" office:value="271698" calcext:value-type="float">
            <text:p>271698</text:p>
          </table:table-cell>
          <table:table-cell office:value-type="float" office:value="305626" calcext:value-type="float">
            <text:p>305626</text:p>
          </table:table-cell>
          <table:table-cell office:value-type="float" office:value="339555" calcext:value-type="float">
            <text:p>339555</text:p>
          </table:table-cell>
          <table:table-cell office:value-type="float" office:value="373483" calcext:value-type="float">
            <text:p>373483</text:p>
          </table:table-cell>
          <table:table-cell office:value-type="float" office:value="407412" calcext:value-type="float">
            <text:p>407412</text:p>
          </table:table-cell>
          <table:table-cell office:value-type="float" office:value="441340" calcext:value-type="float">
            <text:p>441340</text:p>
          </table:table-cell>
          <table:table-cell office:value-type="float" office:value="475269" calcext:value-type="float">
            <text:p>475269</text:p>
          </table:table-cell>
          <table:table-cell office:value-type="float" office:value="509197" calcext:value-type="float">
            <text:p>509197</text:p>
          </table:table-cell>
          <table:table-cell office:value-type="float" office:value="543126" calcext:value-type="float">
            <text:p>543126</text:p>
          </table:table-cell>
          <table:table-cell office:value-type="float" office:value="577054" calcext:value-type="float">
            <text:p>577054</text:p>
          </table:table-cell>
          <table:table-cell office:value-type="float" office:value="610983" calcext:value-type="float">
            <text:p>610983</text:p>
          </table:table-cell>
          <table:table-cell office:value-type="float" office:value="644911" calcext:value-type="float">
            <text:p>644911</text:p>
          </table:table-cell>
          <table:table-cell office:value-type="float" office:value="678840" calcext:value-type="float">
            <text:p>67884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5.03" calcext:value-type="float">
            <text:p>5.03</text:p>
          </table:table-cell>
          <table:table-cell office:value-type="float" office:value="10.03" calcext:value-type="float">
            <text:p>10.03</text:p>
          </table:table-cell>
          <table:table-cell office:value-type="float" office:value="15.03" calcext:value-type="float">
            <text:p>15.03</text:p>
          </table:table-cell>
          <table:table-cell office:value-type="float" office:value="20.03" calcext:value-type="float">
            <text:p>20.03</text:p>
          </table:table-cell>
          <table:table-cell office:value-type="float" office:value="25.03" calcext:value-type="float">
            <text:p>25.03</text:p>
          </table:table-cell>
          <table:table-cell office:value-type="float" office:value="30.02" calcext:value-type="float">
            <text:p>30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0.02" calcext:value-type="float">
            <text:p>40.02</text:p>
          </table:table-cell>
          <table:table-cell office:value-type="float" office:value="45.02" calcext:value-type="float">
            <text:p>45.02</text:p>
          </table:table-cell>
          <table:table-cell office:value-type="float" office:value="50.01" calcext:value-type="float">
            <text:p>50.01</text:p>
          </table:table-cell>
          <table:table-cell office:value-type="float" office:value="55.01" calcext:value-type="float">
            <text:p>55.01</text:p>
          </table:table-cell>
          <table:table-cell office:value-type="float" office:value="60.01" calcext:value-type="float">
            <text:p>60.01</text:p>
          </table:table-cell>
          <table:table-cell office:value-type="float" office:value="65.01" calcext:value-type="float">
            <text:p>65.0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office:value-type="float" office:value="350" calcext:value-type="float">
            <text:p>350</text:p>
          </table:table-cell>
          <table:table-cell office:value-type="float" office:value="443" calcext:value-type="float">
            <text:p>443</text:p>
          </table:table-cell>
          <table:table-cell office:value-type="float" office:value="484" calcext:value-type="float">
            <text:p>484</text:p>
          </table:table-cell>
          <table:table-cell office:value-type="float" office:value="538" calcext:value-type="float">
            <text:p>538</text:p>
          </table:table-cell>
          <table:table-cell office:value-type="float" office:value="599" calcext:value-type="float">
            <text:p>599</text:p>
          </table:table-cell>
          <table:table-cell office:value-type="float" office:value="664" calcext:value-type="float">
            <text:p>664</text:p>
          </table:table-cell>
          <table:table-cell office:value-type="float" office:value="737" calcext:value-type="float">
            <text:p>737</text:p>
          </table:table-cell>
          <table:table-cell office:value-type="float" office:value="793" calcext:value-type="float">
            <text:p>793</text:p>
          </table:table-cell>
          <table:table-cell office:value-type="float" office:value="864" calcext:value-type="float">
            <text:p>864</text:p>
          </table:table-cell>
          <table:table-cell office:value-type="float" office:value="929" calcext:value-type="float">
            <text:p>929</text:p>
          </table:table-cell>
          <table:table-cell office:value-type="float" office:value="1002" calcext:value-type="float">
            <text:p>1002</text:p>
          </table:table-cell>
          <table:table-cell office:value-type="float" office:value="1058" calcext:value-type="float">
            <text:p>1058</text:p>
          </table:table-cell>
          <table:table-cell office:value-type="float" office:value="1132" calcext:value-type="float">
            <text:p>113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1.26" calcext:value-type="float">
            <text:p>1.26</text:p>
          </table:table-cell>
          <table:table-cell office:value-type="float" office:value="3.62" calcext:value-type="float">
            <text:p>3.62</text:p>
          </table:table-cell>
          <table:table-cell office:value-type="float" office:value="7.86" calcext:value-type="float">
            <text:p>7.86</text:p>
          </table:table-cell>
          <table:table-cell office:value-type="float" office:value="14.23" calcext:value-type="float">
            <text:p>14.23</text:p>
          </table:table-cell>
          <table:table-cell office:value-type="float" office:value="18.47" calcext:value-type="float">
            <text:p>18.47</text:p>
          </table:table-cell>
          <table:table-cell office:value-type="float" office:value="22.88" calcext:value-type="float">
            <text:p>22.88</text:p>
          </table:table-cell>
          <table:table-cell office:value-type="float" office:value="27.52" calcext:value-type="float">
            <text:p>27.52</text:p>
          </table:table-cell>
          <table:table-cell office:value-type="float" office:value="34.83" calcext:value-type="float">
            <text:p>34.83</text:p>
          </table:table-cell>
          <table:table-cell office:value-type="float" office:value="38.05" calcext:value-type="float">
            <text:p>38.05</text:p>
          </table:table-cell>
          <table:table-cell office:value-type="float" office:value="42.3" calcext:value-type="float">
            <text:p>42.3</text:p>
          </table:table-cell>
          <table:table-cell office:value-type="float" office:value="47.09" calcext:value-type="float">
            <text:p>47.09</text:p>
          </table:table-cell>
          <table:table-cell office:value-type="float" office:value="52.2" calcext:value-type="float">
            <text:p>52.2</text:p>
          </table:table-cell>
          <table:table-cell office:value-type="float" office:value="57.94" calcext:value-type="float">
            <text:p>57.94</text:p>
          </table:table-cell>
          <table:table-cell office:value-type="float" office:value="62.34" calcext:value-type="float">
            <text:p>62.34</text:p>
          </table:table-cell>
          <table:table-cell office:value-type="float" office:value="67.92" calcext:value-type="float">
            <text:p>67.92</text:p>
          </table:table-cell>
          <table:table-cell office:value-type="float" office:value="73.03" calcext:value-type="float">
            <text:p>73.03</text:p>
          </table:table-cell>
          <table:table-cell office:value-type="float" office:value="78.77" calcext:value-type="float">
            <text:p>78.77</text:p>
          </table:table-cell>
          <table:table-cell office:value-type="float" office:value="83.18" calcext:value-type="float">
            <text:p>83.18</text:p>
          </table:table-cell>
          <table:table-cell office:value-type="float" office:value="88.99" calcext:value-type="float">
            <text:p>88.99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345" calcext:value-type="float">
            <text:p>345</text:p>
          </table:table-cell>
          <table:table-cell office:value-type="float" office:value="691" calcext:value-type="float">
            <text:p>691</text:p>
          </table:table-cell>
          <table:table-cell office:value-type="float" office:value="1037" calcext:value-type="float">
            <text:p>1037</text:p>
          </table:table-cell>
          <table:table-cell office:value-type="float" office:value="1383" calcext:value-type="float">
            <text:p>1383</text:p>
          </table:table-cell>
          <table:table-cell office:value-type="float" office:value="1729" calcext:value-type="float">
            <text:p>1729</text:p>
          </table:table-cell>
          <table:table-cell office:value-type="float" office:value="2075" calcext:value-type="float">
            <text:p>2075</text:p>
          </table:table-cell>
          <table:table-cell office:value-type="float" office:value="2421" calcext:value-type="float">
            <text:p>2421</text:p>
          </table:table-cell>
          <table:table-cell office:value-type="float" office:value="2767" calcext:value-type="float">
            <text:p>2767</text:p>
          </table:table-cell>
          <table:table-cell office:value-type="float" office:value="3113" calcext:value-type="float">
            <text:p>3113</text:p>
          </table:table-cell>
          <table:table-cell office:value-type="float" office:value="3459" calcext:value-type="float">
            <text:p>3459</text:p>
          </table:table-cell>
          <table:table-cell office:value-type="float" office:value="3804" calcext:value-type="float">
            <text:p>3804</text:p>
          </table:table-cell>
          <table:table-cell office:value-type="float" office:value="4150" calcext:value-type="float">
            <text:p>4150</text:p>
          </table:table-cell>
          <table:table-cell office:value-type="float" office:value="4496" calcext:value-type="float">
            <text:p>4496</text:p>
          </table:table-cell>
          <table:table-cell office:value-type="float" office:value="4842" calcext:value-type="float">
            <text:p>4842</text:p>
          </table:table-cell>
          <table:table-cell office:value-type="float" office:value="5188" calcext:value-type="float">
            <text:p>5188</text:p>
          </table:table-cell>
          <table:table-cell office:value-type="float" office:value="5534" calcext:value-type="float">
            <text:p>5534</text:p>
          </table:table-cell>
          <table:table-cell office:value-type="float" office:value="5880" calcext:value-type="float">
            <text:p>5880</text:p>
          </table:table-cell>
          <table:table-cell office:value-type="float" office:value="6226" calcext:value-type="float">
            <text:p>6226</text:p>
          </table:table-cell>
          <table:table-cell office:value-type="float" office:value="6572" calcext:value-type="float">
            <text:p>6572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12425" calcext:value-type="float">
            <text:p>12425</text:p>
          </table:table-cell>
          <table:table-cell office:value-type="float" office:value="25972" calcext:value-type="float">
            <text:p>25972</text:p>
          </table:table-cell>
          <table:table-cell office:value-type="float" office:value="38895" calcext:value-type="float">
            <text:p>38895</text:p>
          </table:table-cell>
          <table:table-cell office:value-type="float" office:value="52320" calcext:value-type="float">
            <text:p>52320</text:p>
          </table:table-cell>
          <table:table-cell office:value-type="float" office:value="65795" calcext:value-type="float">
            <text:p>65795</text:p>
          </table:table-cell>
          <table:table-cell office:value-type="float" office:value="80310" calcext:value-type="float">
            <text:p>80310</text:p>
          </table:table-cell>
          <table:table-cell office:value-type="float" office:value="93066" calcext:value-type="float">
            <text:p>93066</text:p>
          </table:table-cell>
          <table:table-cell office:value-type="float" office:value="106542" calcext:value-type="float">
            <text:p>106542</text:p>
          </table:table-cell>
          <table:table-cell office:value-type="float" office:value="119467" calcext:value-type="float">
            <text:p>119467</text:p>
          </table:table-cell>
          <table:table-cell office:value-type="float" office:value="132854" calcext:value-type="float">
            <text:p>132854</text:p>
          </table:table-cell>
          <table:table-cell office:value-type="float" office:value="146407" calcext:value-type="float">
            <text:p>146407</text:p>
          </table:table-cell>
          <table:table-cell office:value-type="float" office:value="160847" calcext:value-type="float">
            <text:p>160847</text:p>
          </table:table-cell>
          <table:table-cell office:value-type="float" office:value="173733" calcext:value-type="float">
            <text:p>173733</text:p>
          </table:table-cell>
          <table:table-cell office:value-type="float" office:value="187110" calcext:value-type="float">
            <text:p>187110</text:p>
          </table:table-cell>
          <table:table-cell office:value-type="float" office:value="200758" calcext:value-type="float">
            <text:p>200758</text:p>
          </table:table-cell>
          <table:table-cell office:value-type="float" office:value="215148" calcext:value-type="float">
            <text:p>215148</text:p>
          </table:table-cell>
          <table:table-cell office:value-type="float" office:value="228265" calcext:value-type="float">
            <text:p>228265</text:p>
          </table:table-cell>
          <table:table-cell office:value-type="float" office:value="242238" calcext:value-type="float">
            <text:p>242238</text:p>
          </table:table-cell>
          <table:table-cell office:value-type="float" office:value="256681" calcext:value-type="float">
            <text:p>256681</text:p>
          </table:table-cell>
          <table:table-cell office:value-type="float" office:value="272616" calcext:value-type="float">
            <text:p>27261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56" calcext:value-type="float">
            <text:p>4.56</text:p>
          </table:table-cell>
          <table:table-cell office:value-type="float" office:value="9.52" calcext:value-type="float">
            <text:p>9.52</text:p>
          </table:table-cell>
          <table:table-cell office:value-type="float" office:value="14.26" calcext:value-type="float">
            <text:p>14.26</text:p>
          </table:table-cell>
          <table:table-cell office:value-type="float" office:value="19.19" calcext:value-type="float">
            <text:p>19.19</text:p>
          </table:table-cell>
          <table:table-cell office:value-type="float" office:value="24.13" calcext:value-type="float">
            <text:p>24.13</text:p>
          </table:table-cell>
          <table:table-cell office:value-type="float" office:value="29.45" calcext:value-type="float">
            <text:p>29.45</text:p>
          </table:table-cell>
          <table:table-cell office:value-type="float" office:value="34.13" calcext:value-type="float">
            <text:p>34.13</text:p>
          </table:table-cell>
          <table:table-cell office:value-type="float" office:value="39.07" calcext:value-type="float">
            <text:p>39.07</text:p>
          </table:table-cell>
          <table:table-cell office:value-type="float" office:value="43.81" calcext:value-type="float">
            <text:p>43.81</text:p>
          </table:table-cell>
          <table:table-cell office:value-type="float" office:value="48.72" calcext:value-type="float">
            <text:p>48.72</text:p>
          </table:table-cell>
          <table:table-cell office:value-type="float" office:value="53.69" calcext:value-type="float">
            <text:p>53.69</text:p>
          </table:table-cell>
          <table:table-cell office:value-type="float" office:value="58.98" calcext:value-type="float">
            <text:p>58.98</text:p>
          </table:table-cell>
          <table:table-cell office:value-type="float" office:value="63.71" calcext:value-type="float">
            <text:p>63.71</text:p>
          </table:table-cell>
          <table:table-cell office:value-type="float" office:value="68.61" calcext:value-type="float">
            <text:p>68.61</text:p>
          </table:table-cell>
          <table:table-cell office:value-type="float" office:value="73.62" calcext:value-type="float">
            <text:p>73.62</text:p>
          </table:table-cell>
          <table:table-cell office:value-type="float" office:value="78.89" calcext:value-type="float">
            <text:p>78.89</text:p>
          </table:table-cell>
          <table:table-cell office:value-type="float" office:value="83.7" calcext:value-type="float">
            <text:p>83.7</text:p>
          </table:table-cell>
          <table:table-cell office:value-type="float" office:value="88.83" calcext:value-type="float">
            <text:p>88.83</text:p>
          </table:table-cell>
          <table:table-cell office:value-type="float" office:value="94.12" calcext:value-type="float">
            <text:p>94.12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#valid</text:p>
          </table:table-cell>
          <table:table-cell office:value-type="float" office:value="1185" calcext:value-type="float">
            <text:p>1185</text:p>
          </table:table-cell>
          <table:table-cell office:value-type="float" office:value="2371" calcext:value-type="float">
            <text:p>2371</text:p>
          </table:table-cell>
          <table:table-cell office:value-type="float" office:value="3557" calcext:value-type="float">
            <text:p>3557</text:p>
          </table:table-cell>
          <table:table-cell office:value-type="float" office:value="4742" calcext:value-type="float">
            <text:p>4742</text:p>
          </table:table-cell>
          <table:table-cell office:value-type="float" office:value="5928" calcext:value-type="float">
            <text:p>5928</text:p>
          </table:table-cell>
          <table:table-cell office:value-type="float" office:value="7114" calcext:value-type="float">
            <text:p>7114</text:p>
          </table:table-cell>
          <table:table-cell office:value-type="float" office:value="8299" calcext:value-type="float">
            <text:p>8299</text:p>
          </table:table-cell>
          <table:table-cell office:value-type="float" office:value="9485" calcext:value-type="float">
            <text:p>9485</text:p>
          </table:table-cell>
          <table:table-cell office:value-type="float" office:value="10671" calcext:value-type="float">
            <text:p>10671</text:p>
          </table:table-cell>
          <table:table-cell office:value-type="float" office:value="11857" calcext:value-type="float">
            <text:p>11857</text:p>
          </table:table-cell>
          <table:table-cell office:value-type="float" office:value="13042" calcext:value-type="float">
            <text:p>13042</text:p>
          </table:table-cell>
          <table:table-cell office:value-type="float" office:value="14228" calcext:value-type="float">
            <text:p>14228</text:p>
          </table:table-cell>
          <table:table-cell office:value-type="float" office:value="15414" calcext:value-type="float">
            <text:p>15414</text:p>
          </table:table-cell>
          <table:table-cell office:value-type="float" office:value="16599" calcext:value-type="float">
            <text:p>16599</text:p>
          </table:table-cell>
          <table:table-cell office:value-type="float" office:value="17785" calcext:value-type="float">
            <text:p>17785</text:p>
          </table:table-cell>
          <table:table-cell office:value-type="float" office:value="18971" calcext:value-type="float">
            <text:p>18971</text:p>
          </table:table-cell>
          <table:table-cell office:value-type="float" office:value="20156" calcext:value-type="float">
            <text:p>20156</text:p>
          </table:table-cell>
          <table:table-cell office:value-type="float" office:value="21342" calcext:value-type="float">
            <text:p>21342</text:p>
          </table:table-cell>
          <table:table-cell office:value-type="float" office:value="22528" calcext:value-type="float">
            <text:p>22528</text:p>
          </table:table-cell>
          <table:table-cell office:value-type="float" office:value="23714" calcext:value-type="float">
            <text:p>23714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49505" calcext:value-type="float">
            <text:p>49505</text:p>
          </table:table-cell>
          <table:table-cell office:value-type="float" office:value="101412" calcext:value-type="float">
            <text:p>101412</text:p>
          </table:table-cell>
          <table:table-cell office:value-type="float" office:value="151890" calcext:value-type="float">
            <text:p>151890</text:p>
          </table:table-cell>
          <table:table-cell office:value-type="float" office:value="204206" calcext:value-type="float">
            <text:p>204206</text:p>
          </table:table-cell>
          <table:table-cell office:value-type="float" office:value="255987" calcext:value-type="float">
            <text:p>255987</text:p>
          </table:table-cell>
          <table:table-cell office:value-type="float" office:value="311169" calcext:value-type="float">
            <text:p>311169</text:p>
          </table:table-cell>
          <table:table-cell office:value-type="float" office:value="361402" calcext:value-type="float">
            <text:p>361402</text:p>
          </table:table-cell>
          <table:table-cell office:value-type="float" office:value="413055" calcext:value-type="float">
            <text:p>413055</text:p>
          </table:table-cell>
          <table:table-cell office:value-type="float" office:value="464101" calcext:value-type="float">
            <text:p>464101</text:p>
          </table:table-cell>
          <table:table-cell office:value-type="float" office:value="515710" calcext:value-type="float">
            <text:p>515710</text:p>
          </table:table-cell>
          <table:table-cell office:value-type="float" office:value="568039" calcext:value-type="float">
            <text:p>568039</text:p>
          </table:table-cell>
          <table:table-cell office:value-type="float" office:value="622705" calcext:value-type="float">
            <text:p>622705</text:p>
          </table:table-cell>
          <table:table-cell office:value-type="float" office:value="673272" calcext:value-type="float">
            <text:p>673272</text:p>
          </table:table-cell>
          <table:table-cell office:value-type="float" office:value="725147" calcext:value-type="float">
            <text:p>725147</text:p>
          </table:table-cell>
          <table:table-cell office:value-type="float" office:value="777459" calcext:value-type="float">
            <text:p>777459</text:p>
          </table:table-cell>
          <table:table-cell office:value-type="float" office:value="832259" calcext:value-type="float">
            <text:p>832259</text:p>
          </table:table-cell>
          <table:table-cell office:value-type="float" office:value="884510" calcext:value-type="float">
            <text:p>884510</text:p>
          </table:table-cell>
          <table:table-cell office:value-type="float" office:value="938042" calcext:value-type="float">
            <text:p>938042</text:p>
          </table:table-cell>
          <table:table-cell office:value-type="float" office:value="992154" calcext:value-type="float">
            <text:p>992154</text:p>
          </table:table-cell>
          <table:table-cell office:value-type="float" office:value="1052130" calcext:value-type="float">
            <text:p>105213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7" calcext:value-type="float">
            <text:p>4.7</text:p>
          </table:table-cell>
          <table:table-cell office:value-type="float" office:value="9.64" calcext:value-type="float">
            <text:p>9.64</text:p>
          </table:table-cell>
          <table:table-cell office:value-type="float" office:value="14.43" calcext:value-type="float">
            <text:p>14.43</text:p>
          </table:table-cell>
          <table:table-cell office:value-type="float" office:value="19.41" calcext:value-type="float">
            <text:p>19.41</text:p>
          </table:table-cell>
          <table:table-cell office:value-type="float" office:value="24.33" calcext:value-type="float">
            <text:p>24.33</text:p>
          </table:table-cell>
          <table:table-cell office:value-type="float" office:value="29.57" calcext:value-type="float">
            <text:p>29.57</text:p>
          </table:table-cell>
          <table:table-cell office:value-type="float" office:value="34.35" calcext:value-type="float">
            <text:p>34.35</text:p>
          </table:table-cell>
          <table:table-cell office:value-type="float" office:value="39.25" calcext:value-type="float">
            <text:p>39.25</text:p>
          </table:table-cell>
          <table:table-cell office:value-type="float" office:value="44.11" calcext:value-type="float">
            <text:p>44.11</text:p>
          </table:table-cell>
          <table:table-cell office:value-type="float" office:value="49.01" calcext:value-type="float">
            <text:p>49.01</text:p>
          </table:table-cell>
          <table:table-cell office:value-type="float" office:value="53.98" calcext:value-type="float">
            <text:p>53.98</text:p>
          </table:table-cell>
          <table:table-cell office:value-type="float" office:value="59.18" calcext:value-type="float">
            <text:p>59.18</text:p>
          </table:table-cell>
          <table:table-cell office:value-type="float" office:value="63.98" calcext:value-type="float">
            <text:p>63.98</text:p>
          </table:table-cell>
          <table:table-cell office:value-type="float" office:value="68.91" calcext:value-type="float">
            <text:p>68.91</text:p>
          </table:table-cell>
          <table:table-cell office:value-type="float" office:value="73.89" calcext:value-type="float">
            <text:p>73.89</text:p>
          </table:table-cell>
          <table:table-cell office:value-type="float" office:value="79.09" calcext:value-type="float">
            <text:p>79.09</text:p>
          </table:table-cell>
          <table:table-cell office:value-type="float" office:value="84.06" calcext:value-type="float">
            <text:p>84.06</text:p>
          </table:table-cell>
          <table:table-cell office:value-type="float" office:value="89.15" calcext:value-type="float">
            <text:p>89.15</text:p>
          </table:table-cell>
          <table:table-cell office:value-type="float" office:value="94.29" calcext:value-type="float">
            <text:p>94.29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46" calcext:value-type="float">
            <text:p>346</text:p>
          </table:table-cell>
          <table:table-cell office:value-type="float" office:value="369" calcext:value-type="float">
            <text:p>369</text:p>
          </table:table-cell>
          <table:table-cell office:value-type="float" office:value="392" calcext:value-type="float">
            <text:p>392</text:p>
          </table:table-cell>
          <table:table-cell office:value-type="float" office:value="415" calcext:value-type="float">
            <text:p>415</text:p>
          </table:table-cell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299" calcext:value-type="float">
            <text:p>299</text:p>
          </table:table-cell>
          <table:table-cell office:value-type="float" office:value="351" calcext:value-type="float">
            <text:p>351</text:p>
          </table:table-cell>
          <table:table-cell office:value-type="float" office:value="435" calcext:value-type="float">
            <text:p>435</text:p>
          </table:table-cell>
          <table:table-cell office:value-type="float" office:value="510" calcext:value-type="float">
            <text:p>510</text:p>
          </table:table-cell>
          <table:table-cell office:value-type="float" office:value="609" calcext:value-type="float">
            <text:p>609</text:p>
          </table:table-cell>
          <table:table-cell office:value-type="float" office:value="751" calcext:value-type="float">
            <text:p>751</text:p>
          </table:table-cell>
          <table:table-cell office:value-type="float" office:value="859" calcext:value-type="float">
            <text:p>859</text:p>
          </table:table-cell>
          <table:table-cell office:value-type="float" office:value="919" calcext:value-type="float">
            <text:p>919</text:p>
          </table:table-cell>
          <table:table-cell office:value-type="float" office:value="1008" calcext:value-type="float">
            <text:p>1008</text:p>
          </table:table-cell>
          <table:table-cell office:value-type="float" office:value="1098" calcext:value-type="float">
            <text:p>1098</text:p>
          </table:table-cell>
          <table:table-cell office:value-type="float" office:value="1216" calcext:value-type="float">
            <text:p>1216</text:p>
          </table:table-cell>
          <table:table-cell office:value-type="float" office:value="1344" calcext:value-type="float">
            <text:p>1344</text:p>
          </table:table-cell>
          <table:table-cell office:value-type="float" office:value="1428" calcext:value-type="float">
            <text:p>1428</text:p>
          </table:table-cell>
          <table:table-cell office:value-type="float" office:value="1552" calcext:value-type="float">
            <text:p>1552</text:p>
          </table:table-cell>
          <table:table-cell office:value-type="float" office:value="1686" calcext:value-type="float">
            <text:p>1686</text:p>
          </table:table-cell>
          <table:table-cell office:value-type="float" office:value="1828" calcext:value-type="float">
            <text:p>1828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01" calcext:value-type="float">
            <text:p>3.01</text:p>
          </table:table-cell>
          <table:table-cell office:value-type="float" office:value="6.02" calcext:value-type="float">
            <text:p>6.02</text:p>
          </table:table-cell>
          <table:table-cell office:value-type="float" office:value="9.17" calcext:value-type="float">
            <text:p>9.17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6" calcext:value-type="float">
            <text:p>16.76</text:p>
          </table:table-cell>
          <table:table-cell office:value-type="float" office:value="20.77" calcext:value-type="float">
            <text:p>20.77</text:p>
          </table:table-cell>
          <table:table-cell office:value-type="float" office:value="24.36" calcext:value-type="float">
            <text:p>24.36</text:p>
          </table:table-cell>
          <table:table-cell office:value-type="float" office:value="29.08" calcext:value-type="float">
            <text:p>29.08</text:p>
          </table:table-cell>
          <table:table-cell office:value-type="float" office:value="35.86" calcext:value-type="float">
            <text:p>35.86</text:p>
          </table:table-cell>
          <table:table-cell office:value-type="float" office:value="41.02" calcext:value-type="float">
            <text:p>41.02</text:p>
          </table:table-cell>
          <table:table-cell office:value-type="float" office:value="43.89" calcext:value-type="float">
            <text:p>43.89</text:p>
          </table:table-cell>
          <table:table-cell office:value-type="float" office:value="48.14" calcext:value-type="float">
            <text:p>48.14</text:p>
          </table:table-cell>
          <table:table-cell office:value-type="float" office:value="52.44" calcext:value-type="float">
            <text:p>52.44</text:p>
          </table:table-cell>
          <table:table-cell office:value-type="float" office:value="58.07" calcext:value-type="float">
            <text:p>58.07</text:p>
          </table:table-cell>
          <table:table-cell office:value-type="float" office:value="64.18" calcext:value-type="float">
            <text:p>64.18</text:p>
          </table:table-cell>
          <table:table-cell office:value-type="float" office:value="68.19" calcext:value-type="float">
            <text:p>68.19</text:p>
          </table:table-cell>
          <table:table-cell office:value-type="float" office:value="74.12" calcext:value-type="float">
            <text:p>74.12</text:p>
          </table:table-cell>
          <table:table-cell office:value-type="float" office:value="80.52" calcext:value-type="float">
            <text:p>80.52</text:p>
          </table:table-cell>
          <table:table-cell office:value-type="float" office:value="87.3" calcext:value-type="float">
            <text:p>87.3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4618" calcext:value-type="float">
            <text:p>4618</text:p>
          </table:table-cell>
          <table:table-cell office:value-type="float" office:value="9237" calcext:value-type="float">
            <text:p>9237</text:p>
          </table:table-cell>
          <table:table-cell office:value-type="float" office:value="13856" calcext:value-type="float">
            <text:p>13856</text:p>
          </table:table-cell>
          <table:table-cell office:value-type="float" office:value="18475" calcext:value-type="float">
            <text:p>18475</text:p>
          </table:table-cell>
          <table:table-cell office:value-type="float" office:value="23094" calcext:value-type="float">
            <text:p>23094</text:p>
          </table:table-cell>
          <table:table-cell office:value-type="float" office:value="27713" calcext:value-type="float">
            <text:p>27713</text:p>
          </table:table-cell>
          <table:table-cell office:value-type="float" office:value="32332" calcext:value-type="float">
            <text:p>32332</text:p>
          </table:table-cell>
          <table:table-cell office:value-type="float" office:value="36951" calcext:value-type="float">
            <text:p>36951</text:p>
          </table:table-cell>
          <table:table-cell office:value-type="float" office:value="41570" calcext:value-type="float">
            <text:p>41570</text:p>
          </table:table-cell>
          <table:table-cell office:value-type="float" office:value="46189" calcext:value-type="float">
            <text:p>46189</text:p>
          </table:table-cell>
          <table:table-cell office:value-type="float" office:value="50807" calcext:value-type="float">
            <text:p>50807</text:p>
          </table:table-cell>
          <table:table-cell office:value-type="float" office:value="55426" calcext:value-type="float">
            <text:p>55426</text:p>
          </table:table-cell>
          <table:table-cell office:value-type="float" office:value="60045" calcext:value-type="float">
            <text:p>60045</text:p>
          </table:table-cell>
          <table:table-cell office:value-type="float" office:value="64664" calcext:value-type="float">
            <text:p>64664</text:p>
          </table:table-cell>
          <table:table-cell office:value-type="float" office:value="69283" calcext:value-type="float">
            <text:p>69283</text:p>
          </table:table-cell>
          <table:table-cell office:value-type="float" office:value="73902" calcext:value-type="float">
            <text:p>73902</text:p>
          </table:table-cell>
          <table:table-cell office:value-type="float" office:value="78521" calcext:value-type="float">
            <text:p>78521</text:p>
          </table:table-cell>
          <table:table-cell office:value-type="float" office:value="83140" calcext:value-type="float">
            <text:p>83140</text:p>
          </table:table-cell>
          <table:table-cell office:value-type="float" office:value="87759" calcext:value-type="float">
            <text:p>87759</text:p>
          </table:table-cell>
          <table:table-cell office:value-type="float" office:value="92378" calcext:value-type="float">
            <text:p>92378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0798" calcext:value-type="float">
            <text:p>20798</text:p>
          </table:table-cell>
          <table:table-cell office:value-type="float" office:value="48963" calcext:value-type="float">
            <text:p>48963</text:p>
          </table:table-cell>
          <table:table-cell office:value-type="float" office:value="77791" calcext:value-type="float">
            <text:p>77791</text:p>
          </table:table-cell>
          <table:table-cell office:value-type="float" office:value="112347" calcext:value-type="float">
            <text:p>112347</text:p>
          </table:table-cell>
          <table:table-cell office:value-type="float" office:value="142872" calcext:value-type="float">
            <text:p>142872</text:p>
          </table:table-cell>
          <table:table-cell office:value-type="float" office:value="175098" calcext:value-type="float">
            <text:p>175098</text:p>
          </table:table-cell>
          <table:table-cell office:value-type="float" office:value="211779" calcext:value-type="float">
            <text:p>211779</text:p>
          </table:table-cell>
          <table:table-cell office:value-type="float" office:value="248673" calcext:value-type="float">
            <text:p>248673</text:p>
          </table:table-cell>
          <table:table-cell office:value-type="float" office:value="290403" calcext:value-type="float">
            <text:p>290403</text:p>
          </table:table-cell>
          <table:table-cell office:value-type="float" office:value="330180" calcext:value-type="float">
            <text:p>330180</text:p>
          </table:table-cell>
          <table:table-cell office:value-type="float" office:value="360122" calcext:value-type="float">
            <text:p>360122</text:p>
          </table:table-cell>
          <table:table-cell office:value-type="float" office:value="399301" calcext:value-type="float">
            <text:p>399301</text:p>
          </table:table-cell>
          <table:table-cell office:value-type="float" office:value="432021" calcext:value-type="float">
            <text:p>432021</text:p>
          </table:table-cell>
          <table:table-cell office:value-type="float" office:value="472882" calcext:value-type="float">
            <text:p>472882</text:p>
          </table:table-cell>
          <table:table-cell office:value-type="float" office:value="519226" calcext:value-type="float">
            <text:p>519226</text:p>
          </table:table-cell>
          <table:table-cell office:value-type="float" office:value="555114" calcext:value-type="float">
            <text:p>555114</text:p>
          </table:table-cell>
          <table:table-cell office:value-type="float" office:value="597164" calcext:value-type="float">
            <text:p>597164</text:p>
          </table:table-cell>
          <table:table-cell office:value-type="float" office:value="643661" calcext:value-type="float">
            <text:p>643661</text:p>
          </table:table-cell>
          <table:table-cell office:value-type="float" office:value="694092" calcext:value-type="float">
            <text:p>694092</text:p>
          </table:table-cell>
          <table:table-cell office:value-type="float" office:value="756076" calcext:value-type="float">
            <text:p>75607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75" calcext:value-type="float">
            <text:p>2.75</text:p>
          </table:table-cell>
          <table:table-cell office:value-type="float" office:value="6.48" calcext:value-type="float">
            <text:p>6.48</text:p>
          </table:table-cell>
          <table:table-cell office:value-type="float" office:value="10.29" calcext:value-type="float">
            <text:p>10.29</text:p>
          </table:table-cell>
          <table:table-cell office:value-type="float" office:value="14.86" calcext:value-type="float">
            <text:p>14.86</text:p>
          </table:table-cell>
          <table:table-cell office:value-type="float" office:value="18.9" calcext:value-type="float">
            <text:p>18.9</text:p>
          </table:table-cell>
          <table:table-cell office:value-type="float" office:value="23.16" calcext:value-type="float">
            <text:p>23.16</text:p>
          </table:table-cell>
          <table:table-cell office:value-type="float" office:value="28.01" calcext:value-type="float">
            <text:p>28.01</text:p>
          </table:table-cell>
          <table:table-cell office:value-type="float" office:value="32.89" calcext:value-type="float">
            <text:p>32.89</text:p>
          </table:table-cell>
          <table:table-cell office:value-type="float" office:value="38.41" calcext:value-type="float">
            <text:p>38.41</text:p>
          </table:table-cell>
          <table:table-cell office:value-type="float" office:value="43.67" calcext:value-type="float">
            <text:p>43.67</text:p>
          </table:table-cell>
          <table:table-cell office:value-type="float" office:value="47.63" calcext:value-type="float">
            <text:p>47.63</text:p>
          </table:table-cell>
          <table:table-cell office:value-type="float" office:value="52.81" calcext:value-type="float">
            <text:p>52.81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4" calcext:value-type="float">
            <text:p>62.54</text:p>
          </table:table-cell>
          <table:table-cell office:value-type="float" office:value="68.67" calcext:value-type="float">
            <text:p>68.67</text:p>
          </table:table-cell>
          <table:table-cell office:value-type="float" office:value="73.42" calcext:value-type="float">
            <text:p>73.42</text:p>
          </table:table-cell>
          <table:table-cell office:value-type="float" office:value="78.98" calcext:value-type="float">
            <text:p>78.98</text:p>
          </table:table-cell>
          <table:table-cell office:value-type="float" office:value="85.13" calcext:value-type="float">
            <text:p>85.13</text:p>
          </table:table-cell>
          <table:table-cell office:value-type="float" office:value="91.8" calcext:value-type="float">
            <text:p>9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#valid</text:p>
          </table:table-cell>
          <table:table-cell office:value-type="float" office:value="17635" calcext:value-type="float">
            <text:p>17635</text:p>
          </table:table-cell>
          <table:table-cell office:value-type="float" office:value="35271" calcext:value-type="float">
            <text:p>35271</text:p>
          </table:table-cell>
          <table:table-cell office:value-type="float" office:value="52907" calcext:value-type="float">
            <text:p>52907</text:p>
          </table:table-cell>
          <table:table-cell office:value-type="float" office:value="70543" calcext:value-type="float">
            <text:p>70543</text:p>
          </table:table-cell>
          <table:table-cell office:value-type="float" office:value="88179" calcext:value-type="float">
            <text:p>88179</text:p>
          </table:table-cell>
          <table:table-cell office:value-type="float" office:value="105814" calcext:value-type="float">
            <text:p>105814</text:p>
          </table:table-cell>
          <table:table-cell office:value-type="float" office:value="123450" calcext:value-type="float">
            <text:p>123450</text:p>
          </table:table-cell>
          <table:table-cell office:value-type="float" office:value="141086" calcext:value-type="float">
            <text:p>141086</text:p>
          </table:table-cell>
          <table:table-cell office:value-type="float" office:value="158722" calcext:value-type="float">
            <text:p>158722</text:p>
          </table:table-cell>
          <table:table-cell office:value-type="float" office:value="176358" calcext:value-type="float">
            <text:p>176358</text:p>
          </table:table-cell>
          <table:table-cell office:value-type="float" office:value="193993" calcext:value-type="float">
            <text:p>193993</text:p>
          </table:table-cell>
          <table:table-cell office:value-type="float" office:value="211629" calcext:value-type="float">
            <text:p>211629</text:p>
          </table:table-cell>
          <table:table-cell office:value-type="float" office:value="229265" calcext:value-type="float">
            <text:p>229265</text:p>
          </table:table-cell>
          <table:table-cell office:value-type="float" office:value="246901" calcext:value-type="float">
            <text:p>246901</text:p>
          </table:table-cell>
          <table:table-cell office:value-type="float" office:value="264537" calcext:value-type="float">
            <text:p>264537</text:p>
          </table:table-cell>
          <table:table-cell office:value-type="float" office:value="282172" calcext:value-type="float">
            <text:p>282172</text:p>
          </table:table-cell>
          <table:table-cell office:value-type="float" office:value="299808" calcext:value-type="float">
            <text:p>299808</text:p>
          </table:table-cell>
          <table:table-cell office:value-type="float" office:value="317444" calcext:value-type="float">
            <text:p>317444</text:p>
          </table:table-cell>
          <table:table-cell office:value-type="float" office:value="335080" calcext:value-type="float">
            <text:p>335080</text:p>
          </table:table-cell>
          <table:table-cell office:value-type="float" office:value="352716" calcext:value-type="float">
            <text:p>352716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95184" calcext:value-type="float">
            <text:p>95184</text:p>
          </table:table-cell>
          <table:table-cell office:value-type="float" office:value="220950" calcext:value-type="float">
            <text:p>220950</text:p>
          </table:table-cell>
          <table:table-cell office:value-type="float" office:value="348393" calcext:value-type="float">
            <text:p>348393</text:p>
          </table:table-cell>
          <table:table-cell office:value-type="float" office:value="493824" calcext:value-type="float">
            <text:p>493824</text:p>
          </table:table-cell>
          <table:table-cell office:value-type="float" office:value="630760" calcext:value-type="float">
            <text:p>630760</text:p>
          </table:table-cell>
          <table:table-cell office:value-type="float" office:value="769593" calcext:value-type="float">
            <text:p>769593</text:p>
          </table:table-cell>
          <table:table-cell office:value-type="float" office:value="929045" calcext:value-type="float">
            <text:p>929045</text:p>
          </table:table-cell>
          <table:table-cell office:value-type="float" office:value="1083986" calcext:value-type="float">
            <text:p>1083986</text:p>
          </table:table-cell>
          <table:table-cell office:value-type="float" office:value="1262283" calcext:value-type="float">
            <text:p>1262283</text:p>
          </table:table-cell>
          <table:table-cell office:value-type="float" office:value="1435387" calcext:value-type="float">
            <text:p>1435387</text:p>
          </table:table-cell>
          <table:table-cell office:value-type="float" office:value="1564430" calcext:value-type="float">
            <text:p>1564430</text:p>
          </table:table-cell>
          <table:table-cell office:value-type="float" office:value="1733550" calcext:value-type="float">
            <text:p>1733550</text:p>
          </table:table-cell>
          <table:table-cell office:value-type="float" office:value="1874160" calcext:value-type="float">
            <text:p>1874160</text:p>
          </table:table-cell>
          <table:table-cell office:value-type="float" office:value="2047261" calcext:value-type="float">
            <text:p>2047261</text:p>
          </table:table-cell>
          <table:table-cell office:value-type="float" office:value="2242259" calcext:value-type="float">
            <text:p>2242259</text:p>
          </table:table-cell>
          <table:table-cell office:value-type="float" office:value="2397565" calcext:value-type="float">
            <text:p>2397565</text:p>
          </table:table-cell>
          <table:table-cell office:value-type="float" office:value="2575703" calcext:value-type="float">
            <text:p>2575703</text:p>
          </table:table-cell>
          <table:table-cell office:value-type="float" office:value="2770167" calcext:value-type="float">
            <text:p>2770167</text:p>
          </table:table-cell>
          <table:table-cell office:value-type="float" office:value="2980759" calcext:value-type="float">
            <text:p>2980759</text:p>
          </table:table-cell>
          <table:table-cell office:value-type="float" office:value="3233539" calcext:value-type="float">
            <text:p>323353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94" calcext:value-type="float">
            <text:p>2.94</text:p>
          </table:table-cell>
          <table:table-cell office:value-type="float" office:value="6.83" calcext:value-type="float">
            <text:p>6.83</text:p>
          </table:table-cell>
          <table:table-cell office:value-type="float" office:value="10.77" calcext:value-type="float">
            <text:p>10.77</text:p>
          </table:table-cell>
          <table:table-cell office:value-type="float" office:value="15.27" calcext:value-type="float">
            <text:p>15.27</text:p>
          </table:table-cell>
          <table:table-cell office:value-type="float" office:value="19.51" calcext:value-type="float">
            <text:p>19.51</text:p>
          </table:table-cell>
          <table:table-cell office:value-type="float" office:value="23.8" calcext:value-type="float">
            <text:p>23.8</text:p>
          </table:table-cell>
          <table:table-cell office:value-type="float" office:value="28.73" calcext:value-type="float">
            <text:p>28.73</text:p>
          </table:table-cell>
          <table:table-cell office:value-type="float" office:value="33.52" calcext:value-type="float">
            <text:p>33.52</text:p>
          </table:table-cell>
          <table:table-cell office:value-type="float" office:value="39.04" calcext:value-type="float">
            <text:p>39.04</text:p>
          </table:table-cell>
          <table:table-cell office:value-type="float" office:value="44.39" calcext:value-type="float">
            <text:p>44.39</text:p>
          </table:table-cell>
          <table:table-cell office:value-type="float" office:value="48.38" calcext:value-type="float">
            <text:p>48.38</text:p>
          </table:table-cell>
          <table:table-cell office:value-type="float" office:value="53.61" calcext:value-type="float">
            <text:p>53.61</text:p>
          </table:table-cell>
          <table:table-cell office:value-type="float" office:value="57.96" calcext:value-type="float">
            <text:p>57.96</text:p>
          </table:table-cell>
          <table:table-cell office:value-type="float" office:value="63.31" calcext:value-type="float">
            <text:p>63.31</text:p>
          </table:table-cell>
          <table:table-cell office:value-type="float" office:value="69.34" calcext:value-type="float">
            <text:p>69.34</text:p>
          </table:table-cell>
          <table:table-cell office:value-type="float" office:value="74.15" calcext:value-type="float">
            <text:p>74.15</text:p>
          </table:table-cell>
          <table:table-cell office:value-type="float" office:value="79.65" calcext:value-type="float">
            <text:p>79.65</text:p>
          </table:table-cell>
          <table:table-cell office:value-type="float" office:value="85.67" calcext:value-type="float">
            <text:p>85.67</text:p>
          </table:table-cell>
          <table:table-cell office:value-type="float" office:value="92.18" calcext:value-type="float">
            <text:p>92.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34" calcext:value-type="float">
            <text:p>934</text:p>
          </table:table-cell>
          <table:table-cell office:value-type="float" office:value="946" calcext:value-type="float">
            <text:p>946</text:p>
          </table:table-cell>
          <table:table-cell office:value-type="float" office:value="1823" calcext:value-type="float">
            <text:p>1823</text:p>
          </table:table-cell>
          <table:table-cell office:value-type="float" office:value="1856" calcext:value-type="float">
            <text:p>1856</text:p>
          </table:table-cell>
          <table:table-cell office:value-type="float" office:value="1915" calcext:value-type="float">
            <text:p>1915</text:p>
          </table:table-cell>
          <table:table-cell office:value-type="float" office:value="1943" calcext:value-type="float">
            <text:p>1943</text:p>
          </table:table-cell>
          <table:table-cell office:value-type="float" office:value="2003" calcext:value-type="float">
            <text:p>2003</text:p>
          </table:table-cell>
          <table:table-cell office:value-type="float" office:value="2085" calcext:value-type="float">
            <text:p>2085</text:p>
          </table:table-cell>
          <table:table-cell office:value-type="float" office:value="2229" calcext:value-type="float">
            <text:p>2229</text:p>
          </table:table-cell>
          <table:table-cell office:value-type="float" office:value="2474" calcext:value-type="float">
            <text:p>2474</text:p>
          </table:table-cell>
          <table:table-cell office:value-type="float" office:value="2633" calcext:value-type="float">
            <text:p>2633</text:p>
          </table:table-cell>
          <table:table-cell office:value-type="float" office:value="3369" calcext:value-type="float">
            <text:p>3369</text:p>
          </table:table-cell>
          <table:table-cell office:value-type="float" office:value="3527" calcext:value-type="float">
            <text:p>3527</text:p>
          </table:table-cell>
          <table:table-cell office:value-type="float" office:value="4115" calcext:value-type="float">
            <text:p>4115</text:p>
          </table:table-cell>
          <table:table-cell office:value-type="float" office:value="4516" calcext:value-type="float">
            <text:p>4516</text:p>
          </table:table-cell>
          <table:table-cell office:value-type="float" office:value="4857" calcext:value-type="float">
            <text:p>4857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58" calcext:value-type="float">
            <text:p>15.58</text:p>
          </table:table-cell>
          <table:table-cell office:value-type="float" office:value="30.02" calcext:value-type="float">
            <text:p>30.02</text:p>
          </table:table-cell>
          <table:table-cell office:value-type="float" office:value="30.56" calcext:value-type="float">
            <text:p>30.56</text:p>
          </table:table-cell>
          <table:table-cell office:value-type="float" office:value="31.53" calcext:value-type="float">
            <text:p>31.53</text:p>
          </table:table-cell>
          <table:table-cell office:value-type="float" office:value="31.99" calcext:value-type="float">
            <text:p>31.99</text:p>
          </table:table-cell>
          <table:table-cell office:value-type="float" office:value="32.98" calcext:value-type="float">
            <text:p>32.98</text:p>
          </table:table-cell>
          <table:table-cell office:value-type="float" office:value="34.33" calcext:value-type="float">
            <text:p>34.33</text:p>
          </table:table-cell>
          <table:table-cell office:value-type="float" office:value="36.7" calcext:value-type="float">
            <text:p>36.7</text:p>
          </table:table-cell>
          <table:table-cell office:value-type="float" office:value="40.74" calcext:value-type="float">
            <text:p>40.74</text:p>
          </table:table-cell>
          <table:table-cell office:value-type="float" office:value="43.36" calcext:value-type="float">
            <text:p>43.36</text:p>
          </table:table-cell>
          <table:table-cell office:value-type="float" office:value="55.48" calcext:value-type="float">
            <text:p>55.48</text:p>
          </table:table-cell>
          <table:table-cell office:value-type="float" office:value="58.08" calcext:value-type="float">
            <text:p>58.08</text:p>
          </table:table-cell>
          <table:table-cell office:value-type="float" office:value="67.76" calcext:value-type="float">
            <text:p>67.76</text:p>
          </table:table-cell>
          <table:table-cell office:value-type="float" office:value="74.36" calcext:value-type="float">
            <text:p>74.36</text:p>
          </table:table-cell>
          <table:table-cell office:value-type="float" office:value="79.98" calcext:value-type="float">
            <text:p>79.98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337" calcext:value-type="float">
            <text:p>337</text:p>
          </table:table-cell>
          <table:table-cell office:value-type="float" office:value="675" calcext:value-type="float">
            <text:p>675</text:p>
          </table:table-cell>
          <table:table-cell office:value-type="float" office:value="1012" calcext:value-type="float">
            <text:p>1012</text:p>
          </table:table-cell>
          <table:table-cell office:value-type="float" office:value="1350" calcext:value-type="float">
            <text:p>1350</text:p>
          </table:table-cell>
          <table:table-cell office:value-type="float" office:value="1688" calcext:value-type="float">
            <text:p>1688</text:p>
          </table:table-cell>
          <table:table-cell office:value-type="float" office:value="2025" calcext:value-type="float">
            <text:p>2025</text:p>
          </table:table-cell>
          <table:table-cell office:value-type="float" office:value="2363" calcext:value-type="float">
            <text:p>2363</text:p>
          </table:table-cell>
          <table:table-cell office:value-type="float" office:value="2701" calcext:value-type="float">
            <text:p>2701</text:p>
          </table:table-cell>
          <table:table-cell office:value-type="float" office:value="3038" calcext:value-type="float">
            <text:p>3038</text:p>
          </table:table-cell>
          <table:table-cell office:value-type="float" office:value="3376" calcext:value-type="float">
            <text:p>3376</text:p>
          </table:table-cell>
          <table:table-cell office:value-type="float" office:value="3714" calcext:value-type="float">
            <text:p>3714</text:p>
          </table:table-cell>
          <table:table-cell office:value-type="float" office:value="4051" calcext:value-type="float">
            <text:p>4051</text:p>
          </table:table-cell>
          <table:table-cell office:value-type="float" office:value="4389" calcext:value-type="float">
            <text:p>4389</text:p>
          </table:table-cell>
          <table:table-cell office:value-type="float" office:value="4727" calcext:value-type="float">
            <text:p>4727</text:p>
          </table:table-cell>
          <table:table-cell office:value-type="float" office:value="5064" calcext:value-type="float">
            <text:p>5064</text:p>
          </table:table-cell>
          <table:table-cell office:value-type="float" office:value="5402" calcext:value-type="float">
            <text:p>5402</text:p>
          </table:table-cell>
          <table:table-cell office:value-type="float" office:value="5740" calcext:value-type="float">
            <text:p>5740</text:p>
          </table:table-cell>
          <table:table-cell office:value-type="float" office:value="6077" calcext:value-type="float">
            <text:p>6077</text:p>
          </table:table-cell>
          <table:table-cell office:value-type="float" office:value="6415" calcext:value-type="float">
            <text:p>6415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694384" calcext:value-type="float">
            <text:p>694384</text:p>
          </table:table-cell>
          <table:table-cell office:value-type="float" office:value="729477" calcext:value-type="float">
            <text:p>729477</text:p>
          </table:table-cell>
          <table:table-cell office:value-type="float" office:value="766250" calcext:value-type="float">
            <text:p>766250</text:p>
          </table:table-cell>
          <table:table-cell office:value-type="float" office:value="778331" calcext:value-type="float">
            <text:p>778331</text:p>
          </table:table-cell>
          <table:table-cell office:value-type="float" office:value="827161" calcext:value-type="float">
            <text:p>827161</text:p>
          </table:table-cell>
          <table:table-cell office:value-type="float" office:value="873060" calcext:value-type="float">
            <text:p>873060</text:p>
          </table:table-cell>
          <table:table-cell office:value-type="float" office:value="948657" calcext:value-type="float">
            <text:p>948657</text:p>
          </table:table-cell>
          <table:table-cell office:value-type="float" office:value="994996" calcext:value-type="float">
            <text:p>994996</text:p>
          </table:table-cell>
          <table:table-cell office:value-type="float" office:value="1088405" calcext:value-type="float">
            <text:p>1088405</text:p>
          </table:table-cell>
          <table:table-cell office:value-type="float" office:value="1123551" calcext:value-type="float">
            <text:p>1123551</text:p>
          </table:table-cell>
          <table:table-cell office:value-type="float" office:value="1167988" calcext:value-type="float">
            <text:p>1167988</text:p>
          </table:table-cell>
          <table:table-cell office:value-type="float" office:value="1218697" calcext:value-type="float">
            <text:p>1218697</text:p>
          </table:table-cell>
          <table:table-cell office:value-type="float" office:value="1307774" calcext:value-type="float">
            <text:p>1307774</text:p>
          </table:table-cell>
          <table:table-cell office:value-type="float" office:value="1319805" calcext:value-type="float">
            <text:p>1319805</text:p>
          </table:table-cell>
          <table:table-cell office:value-type="float" office:value="1362936" calcext:value-type="float">
            <text:p>1362936</text:p>
          </table:table-cell>
          <table:table-cell office:value-type="float" office:value="1419797" calcext:value-type="float">
            <text:p>1419797</text:p>
          </table:table-cell>
          <table:table-cell office:value-type="float" office:value="1513295" calcext:value-type="float">
            <text:p>1513295</text:p>
          </table:table-cell>
          <table:table-cell office:value-type="float" office:value="1569210" calcext:value-type="float">
            <text:p>1569210</text:p>
          </table:table-cell>
          <table:table-cell office:value-type="float" office:value="1660412" calcext:value-type="float">
            <text:p>1660412</text:p>
          </table:table-cell>
          <table:table-cell office:value-type="float" office:value="2264713" calcext:value-type="float">
            <text:p>2264713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0.6" calcext:value-type="float">
            <text:p>30.6</text:p>
          </table:table-cell>
          <table:table-cell office:value-type="float" office:value="32.15" calcext:value-type="float">
            <text:p>32.15</text:p>
          </table:table-cell>
          <table:table-cell office:value-type="float" office:value="33.77" calcext:value-type="float">
            <text:p>33.77</text:p>
          </table:table-cell>
          <table:table-cell office:value-type="float" office:value="34.3" calcext:value-type="float">
            <text:p>34.3</text:p>
          </table:table-cell>
          <table:table-cell office:value-type="float" office:value="36.45" calcext:value-type="float">
            <text:p>36.45</text:p>
          </table:table-cell>
          <table:table-cell office:value-type="float" office:value="38.48" calcext:value-type="float">
            <text:p>38.48</text:p>
          </table:table-cell>
          <table:table-cell office:value-type="float" office:value="41.81" calcext:value-type="float">
            <text:p>41.81</text:p>
          </table:table-cell>
          <table:table-cell office:value-type="float" office:value="43.85" calcext:value-type="float">
            <text:p>43.85</text:p>
          </table:table-cell>
          <table:table-cell office:value-type="float" office:value="47.97" calcext:value-type="float">
            <text:p>47.97</text:p>
          </table:table-cell>
          <table:table-cell office:value-type="float" office:value="49.52" calcext:value-type="float">
            <text:p>49.52</text:p>
          </table:table-cell>
          <table:table-cell office:value-type="float" office:value="51.48" calcext:value-type="float">
            <text:p>51.48</text:p>
          </table:table-cell>
          <table:table-cell office:value-type="float" office:value="53.71" calcext:value-type="float">
            <text:p>53.71</text:p>
          </table:table-cell>
          <table:table-cell office:value-type="float" office:value="57.64" calcext:value-type="float">
            <text:p>57.64</text:p>
          </table:table-cell>
          <table:table-cell office:value-type="float" office:value="58.17" calcext:value-type="float">
            <text:p>58.17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7" calcext:value-type="float">
            <text:p>62.57</text:p>
          </table:table-cell>
          <table:table-cell office:value-type="float" office:value="66.69" calcext:value-type="float">
            <text:p>66.69</text:p>
          </table:table-cell>
          <table:table-cell office:value-type="float" office:value="69.16" calcext:value-type="float">
            <text:p>69.16</text:p>
          </table:table-cell>
          <table:table-cell office:value-type="float" office:value="73.18" calcext:value-type="float">
            <text:p>73.18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string" calcext:value-type="string">
            <text:p>#valid</text:p>
          </table:table-cell>
          <table:table-cell office:value-type="float" office:value="921" calcext:value-type="float">
            <text:p>921</text:p>
          </table:table-cell>
          <table:table-cell office:value-type="float" office:value="1843" calcext:value-type="float">
            <text:p>1843</text:p>
          </table:table-cell>
          <table:table-cell office:value-type="float" office:value="2765" calcext:value-type="float">
            <text:p>2765</text:p>
          </table:table-cell>
          <table:table-cell office:value-type="float" office:value="3687" calcext:value-type="float">
            <text:p>3687</text:p>
          </table:table-cell>
          <table:table-cell office:value-type="float" office:value="4609" calcext:value-type="float">
            <text:p>4609</text:p>
          </table:table-cell>
          <table:table-cell office:value-type="float" office:value="5531" calcext:value-type="float">
            <text:p>5531</text:p>
          </table:table-cell>
          <table:table-cell office:value-type="float" office:value="6453" calcext:value-type="float">
            <text:p>6453</text:p>
          </table:table-cell>
          <table:table-cell office:value-type="float" office:value="7375" calcext:value-type="float">
            <text:p>7375</text:p>
          </table:table-cell>
          <table:table-cell office:value-type="float" office:value="8297" calcext:value-type="float">
            <text:p>8297</text:p>
          </table:table-cell>
          <table:table-cell office:value-type="float" office:value="9219" calcext:value-type="float">
            <text:p>9219</text:p>
          </table:table-cell>
          <table:table-cell office:value-type="float" office:value="10141" calcext:value-type="float">
            <text:p>10141</text:p>
          </table:table-cell>
          <table:table-cell office:value-type="float" office:value="11063" calcext:value-type="float">
            <text:p>11063</text:p>
          </table:table-cell>
          <table:table-cell office:value-type="float" office:value="11985" calcext:value-type="float">
            <text:p>11985</text:p>
          </table:table-cell>
          <table:table-cell office:value-type="float" office:value="12907" calcext:value-type="float">
            <text:p>12907</text:p>
          </table:table-cell>
          <table:table-cell office:value-type="float" office:value="13829" calcext:value-type="float">
            <text:p>13829</text:p>
          </table:table-cell>
          <table:table-cell office:value-type="float" office:value="14751" calcext:value-type="float">
            <text:p>14751</text:p>
          </table:table-cell>
          <table:table-cell office:value-type="float" office:value="15673" calcext:value-type="float">
            <text:p>15673</text:p>
          </table:table-cell>
          <table:table-cell office:value-type="float" office:value="16595" calcext:value-type="float">
            <text:p>16595</text:p>
          </table:table-cell>
          <table:table-cell office:value-type="float" office:value="17517" calcext:value-type="float">
            <text:p>17517</text:p>
          </table:table-cell>
          <table:table-cell office:value-type="float" office:value="18439" calcext:value-type="float">
            <text:p>18439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3649543" calcext:value-type="float">
            <text:p>3649543</text:p>
          </table:table-cell>
          <table:table-cell office:value-type="float" office:value="3814898" calcext:value-type="float">
            <text:p>3814898</text:p>
          </table:table-cell>
          <table:table-cell office:value-type="float" office:value="3892124" calcext:value-type="float">
            <text:p>3892124</text:p>
          </table:table-cell>
          <table:table-cell office:value-type="float" office:value="4074205" calcext:value-type="float">
            <text:p>4074205</text:p>
          </table:table-cell>
          <table:table-cell office:value-type="float" office:value="4307902" calcext:value-type="float">
            <text:p>4307902</text:p>
          </table:table-cell>
          <table:table-cell office:value-type="float" office:value="4716508" calcext:value-type="float">
            <text:p>4716508</text:p>
          </table:table-cell>
          <table:table-cell office:value-type="float" office:value="4827217" calcext:value-type="float">
            <text:p>4827217</text:p>
          </table:table-cell>
          <table:table-cell office:value-type="float" office:value="5176506" calcext:value-type="float">
            <text:p>5176506</text:p>
          </table:table-cell>
          <table:table-cell office:value-type="float" office:value="5582167" calcext:value-type="float">
            <text:p>5582167</text:p>
          </table:table-cell>
          <table:table-cell office:value-type="float" office:value="5672692" calcext:value-type="float">
            <text:p>5672692</text:p>
          </table:table-cell>
          <table:table-cell office:value-type="float" office:value="5893073" calcext:value-type="float">
            <text:p>5893073</text:p>
          </table:table-cell>
          <table:table-cell office:value-type="float" office:value="5990032" calcext:value-type="float">
            <text:p>5990032</text:p>
          </table:table-cell>
          <table:table-cell office:value-type="float" office:value="6193722" calcext:value-type="float">
            <text:p>6193722</text:p>
          </table:table-cell>
          <table:table-cell office:value-type="float" office:value="6308511" calcext:value-type="float">
            <text:p>6308511</text:p>
          </table:table-cell>
          <table:table-cell office:value-type="float" office:value="6536287" calcext:value-type="float">
            <text:p>6536287</text:p>
          </table:table-cell>
          <table:table-cell office:value-type="float" office:value="6749271" calcext:value-type="float">
            <text:p>6749271</text:p>
          </table:table-cell>
          <table:table-cell office:value-type="float" office:value="6885998" calcext:value-type="float">
            <text:p>6885998</text:p>
          </table:table-cell>
          <table:table-cell office:value-type="float" office:value="7356279" calcext:value-type="float">
            <text:p>7356279</text:p>
          </table:table-cell>
          <table:table-cell office:value-type="float" office:value="8898387" calcext:value-type="float">
            <text:p>8898387</text:p>
          </table:table-cell>
          <table:table-cell office:value-type="float" office:value="10934228" calcext:value-type="float">
            <text:p>1093422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3.35" calcext:value-type="float">
            <text:p>33.35</text:p>
          </table:table-cell>
          <table:table-cell office:value-type="float" office:value="34.86" calcext:value-type="float">
            <text:p>34.86</text:p>
          </table:table-cell>
          <table:table-cell office:value-type="float" office:value="35.56" calcext:value-type="float">
            <text:p>35.56</text:p>
          </table:table-cell>
          <table:table-cell office:value-type="float" office:value="37.23" calcext:value-type="float">
            <text:p>37.23</text:p>
          </table:table-cell>
          <table:table-cell office:value-type="float" office:value="39.36" calcext:value-type="float">
            <text:p>39.36</text:p>
          </table:table-cell>
          <table:table-cell office:value-type="float" office:value="43.1" calcext:value-type="float">
            <text:p>43.1</text:p>
          </table:table-cell>
          <table:table-cell office:value-type="float" office:value="44.11" calcext:value-type="float">
            <text:p>44.11</text:p>
          </table:table-cell>
          <table:table-cell office:value-type="float" office:value="47.3" calcext:value-type="float">
            <text:p>47.3</text:p>
          </table:table-cell>
          <table:table-cell office:value-type="float" office:value="51.01" calcext:value-type="float">
            <text:p>51.01</text:p>
          </table:table-cell>
          <table:table-cell office:value-type="float" office:value="51.83" calcext:value-type="float">
            <text:p>51.83</text:p>
          </table:table-cell>
          <table:table-cell office:value-type="float" office:value="53.85" calcext:value-type="float">
            <text:p>53.85</text:p>
          </table:table-cell>
          <table:table-cell office:value-type="float" office:value="54.73" calcext:value-type="float">
            <text:p>54.73</text:p>
          </table:table-cell>
          <table:table-cell office:value-type="float" office:value="56.6" calcext:value-type="float">
            <text:p>56.6</text:p>
          </table:table-cell>
          <table:table-cell office:value-type="float" office:value="57.64" calcext:value-type="float">
            <text:p>57.64</text:p>
          </table:table-cell>
          <table:table-cell office:value-type="float" office:value="59.73" calcext:value-type="float">
            <text:p>59.73</text:p>
          </table:table-cell>
          <table:table-cell office:value-type="float" office:value="61.67" calcext:value-type="float">
            <text:p>61.67</text:p>
          </table:table-cell>
          <table:table-cell office:value-type="float" office:value="62.92" calcext:value-type="float">
            <text:p>62.92</text:p>
          </table:table-cell>
          <table:table-cell office:value-type="float" office:value="67.22" calcext:value-type="float">
            <text:p>67.22</text:p>
          </table:table-cell>
          <table:table-cell office:value-type="float" office:value="81.31" calcext:value-type="float">
            <text:p>81.31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341" calcext:value-type="float">
            <text:p>341</text:p>
          </table:table-cell>
          <table:table-cell office:value-type="float" office:value="389" calcext:value-type="float">
            <text:p>389</text:p>
          </table:table-cell>
          <table:table-cell office:value-type="float" office:value="437" calcext:value-type="float">
            <text:p>437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616" calcext:value-type="float">
            <text:p>616</text:p>
          </table:table-cell>
          <table:table-cell office:value-type="float" office:value="663" calcext:value-type="float">
            <text:p>663</text:p>
          </table:table-cell>
          <table:table-cell office:value-type="float" office:value="699" calcext:value-type="float">
            <text:p>699</text:p>
          </table:table-cell>
          <table:table-cell office:value-type="float" office:value="747" calcext:value-type="float">
            <text:p>747</text:p>
          </table:table-cell>
          <table:table-cell office:value-type="float" office:value="795" calcext:value-type="float">
            <text:p>795</text:p>
          </table:table-cell>
          <table:table-cell office:value-type="float" office:value="843" calcext:value-type="float">
            <text:p>843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2.34" calcext:value-type="float">
            <text:p>2.34</text:p>
          </table:table-cell>
          <table:table-cell office:value-type="float" office:value="7.68" calcext:value-type="float">
            <text:p>7.68</text:p>
          </table:table-cell>
          <table:table-cell office:value-type="float" office:value="13.03" calcext:value-type="float">
            <text:p>13.03</text:p>
          </table:table-cell>
          <table:table-cell office:value-type="float" office:value="18.26" calcext:value-type="float">
            <text:p>18.26</text:p>
          </table:table-cell>
          <table:table-cell office:value-type="float" office:value="23.61" calcext:value-type="float">
            <text:p>23.61</text:p>
          </table:table-cell>
          <table:table-cell office:value-type="float" office:value="27.62" calcext:value-type="float">
            <text:p>27.62</text:p>
          </table:table-cell>
          <table:table-cell office:value-type="float" office:value="32.63" calcext:value-type="float">
            <text:p>32.63</text:p>
          </table:table-cell>
          <table:table-cell office:value-type="float" office:value="37.97" calcext:value-type="float">
            <text:p>37.97</text:p>
          </table:table-cell>
          <table:table-cell office:value-type="float" office:value="43.32" calcext:value-type="float">
            <text:p>43.32</text:p>
          </table:table-cell>
          <table:table-cell office:value-type="float" office:value="48.66" calcext:value-type="float">
            <text:p>48.66</text:p>
          </table:table-cell>
          <table:table-cell office:value-type="float" office:value="52.45" calcext:value-type="float">
            <text:p>52.45</text:p>
          </table:table-cell>
          <table:table-cell office:value-type="float" office:value="57.91" calcext:value-type="float">
            <text:p>57.91</text:p>
          </table:table-cell>
          <table:table-cell office:value-type="float" office:value="63.25" calcext:value-type="float">
            <text:p>63.25</text:p>
          </table:table-cell>
          <table:table-cell office:value-type="float" office:value="68.6" calcext:value-type="float">
            <text:p>68.6</text:p>
          </table:table-cell>
          <table:table-cell office:value-type="float" office:value="73.83" calcext:value-type="float">
            <text:p>73.83</text:p>
          </table:table-cell>
          <table:table-cell office:value-type="float" office:value="77.84" calcext:value-type="float">
            <text:p>77.84</text:p>
          </table:table-cell>
          <table:table-cell office:value-type="float" office:value="83.18" calcext:value-type="float">
            <text:p>83.18</text:p>
          </table:table-cell>
          <table:table-cell office:value-type="float" office:value="88.53" calcext:value-type="float">
            <text:p>88.53</text:p>
          </table:table-cell>
          <table:table-cell office:value-type="float" office:value="93.88" calcext:value-type="float">
            <text:p>93.88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1322" calcext:value-type="float">
            <text:p>1322</text:p>
          </table:table-cell>
          <table:table-cell office:value-type="float" office:value="2644" calcext:value-type="float">
            <text:p>2644</text:p>
          </table:table-cell>
          <table:table-cell office:value-type="float" office:value="3966" calcext:value-type="float">
            <text:p>3966</text:p>
          </table:table-cell>
          <table:table-cell office:value-type="float" office:value="5288" calcext:value-type="float">
            <text:p>5288</text:p>
          </table:table-cell>
          <table:table-cell office:value-type="float" office:value="6610" calcext:value-type="float">
            <text:p>6610</text:p>
          </table:table-cell>
          <table:table-cell office:value-type="float" office:value="7932" calcext:value-type="float">
            <text:p>7932</text:p>
          </table:table-cell>
          <table:table-cell office:value-type="float" office:value="9255" calcext:value-type="float">
            <text:p>9255</text:p>
          </table:table-cell>
          <table:table-cell office:value-type="float" office:value="10577" calcext:value-type="float">
            <text:p>10577</text:p>
          </table:table-cell>
          <table:table-cell office:value-type="float" office:value="11899" calcext:value-type="float">
            <text:p>11899</text:p>
          </table:table-cell>
          <table:table-cell office:value-type="float" office:value="13221" calcext:value-type="float">
            <text:p>13221</text:p>
          </table:table-cell>
          <table:table-cell office:value-type="float" office:value="14543" calcext:value-type="float">
            <text:p>14543</text:p>
          </table:table-cell>
          <table:table-cell office:value-type="float" office:value="15865" calcext:value-type="float">
            <text:p>15865</text:p>
          </table:table-cell>
          <table:table-cell office:value-type="float" office:value="17187" calcext:value-type="float">
            <text:p>17187</text:p>
          </table:table-cell>
          <table:table-cell office:value-type="float" office:value="18510" calcext:value-type="float">
            <text:p>18510</text:p>
          </table:table-cell>
          <table:table-cell office:value-type="float" office:value="19832" calcext:value-type="float">
            <text:p>19832</text:p>
          </table:table-cell>
          <table:table-cell office:value-type="float" office:value="21154" calcext:value-type="float">
            <text:p>21154</text:p>
          </table:table-cell>
          <table:table-cell office:value-type="float" office:value="22476" calcext:value-type="float">
            <text:p>22476</text:p>
          </table:table-cell>
          <table:table-cell office:value-type="float" office:value="23798" calcext:value-type="float">
            <text:p>23798</text:p>
          </table:table-cell>
          <table:table-cell office:value-type="float" office:value="25120" calcext:value-type="float">
            <text:p>25120</text:p>
          </table:table-cell>
          <table:table-cell office:value-type="float" office:value="26443" calcext:value-type="float">
            <text:p>26443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26273" calcext:value-type="float">
            <text:p>26273</text:p>
          </table:table-cell>
          <table:table-cell office:value-type="float" office:value="52605" calcext:value-type="float">
            <text:p>52605</text:p>
          </table:table-cell>
          <table:table-cell office:value-type="float" office:value="78963" calcext:value-type="float">
            <text:p>78963</text:p>
          </table:table-cell>
          <table:table-cell office:value-type="float" office:value="105348" calcext:value-type="float">
            <text:p>105348</text:p>
          </table:table-cell>
          <table:table-cell office:value-type="float" office:value="131658" calcext:value-type="float">
            <text:p>131658</text:p>
          </table:table-cell>
          <table:table-cell office:value-type="float" office:value="158017" calcext:value-type="float">
            <text:p>158017</text:p>
          </table:table-cell>
          <table:table-cell office:value-type="float" office:value="184413" calcext:value-type="float">
            <text:p>184413</text:p>
          </table:table-cell>
          <table:table-cell office:value-type="float" office:value="210741" calcext:value-type="float">
            <text:p>210741</text:p>
          </table:table-cell>
          <table:table-cell office:value-type="float" office:value="237094" calcext:value-type="float">
            <text:p>237094</text:p>
          </table:table-cell>
          <table:table-cell office:value-type="float" office:value="263468" calcext:value-type="float">
            <text:p>263468</text:p>
          </table:table-cell>
          <table:table-cell office:value-type="float" office:value="289827" calcext:value-type="float">
            <text:p>289827</text:p>
          </table:table-cell>
          <table:table-cell office:value-type="float" office:value="316207" calcext:value-type="float">
            <text:p>316207</text:p>
          </table:table-cell>
          <table:table-cell office:value-type="float" office:value="342565" calcext:value-type="float">
            <text:p>342565</text:p>
          </table:table-cell>
          <table:table-cell office:value-type="float" office:value="368961" calcext:value-type="float">
            <text:p>368961</text:p>
          </table:table-cell>
          <table:table-cell office:value-type="float" office:value="395323" calcext:value-type="float">
            <text:p>395323</text:p>
          </table:table-cell>
          <table:table-cell office:value-type="float" office:value="421706" calcext:value-type="float">
            <text:p>421706</text:p>
          </table:table-cell>
          <table:table-cell office:value-type="float" office:value="448093" calcext:value-type="float">
            <text:p>448093</text:p>
          </table:table-cell>
          <table:table-cell office:value-type="float" office:value="474480" calcext:value-type="float">
            <text:p>474480</text:p>
          </table:table-cell>
          <table:table-cell office:value-type="float" office:value="500874" calcext:value-type="float">
            <text:p>500874</text:p>
          </table:table-cell>
          <table:table-cell office:value-type="float" office:value="527300" calcext:value-type="float">
            <text:p>527300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8" calcext:value-type="float">
            <text:p>4.98</text:p>
          </table:table-cell>
          <table:table-cell office:value-type="float" office:value="9.98" calcext:value-type="float">
            <text:p>9.98</text:p>
          </table:table-cell>
          <table:table-cell office:value-type="float" office:value="14.97" calcext:value-type="float">
            <text:p>14.97</text:p>
          </table:table-cell>
          <table:table-cell office:value-type="float" office:value="19.98" calcext:value-type="float">
            <text:p>19.98</text:p>
          </table:table-cell>
          <table:table-cell office:value-type="float" office:value="24.97" calcext:value-type="float">
            <text:p>24.97</text:p>
          </table:table-cell>
          <table:table-cell office:value-type="float" office:value="29.97" calcext:value-type="float">
            <text:p>29.97</text:p>
          </table:table-cell>
          <table:table-cell office:value-type="float" office:value="34.97" calcext:value-type="float">
            <text:p>34.97</text:p>
          </table:table-cell>
          <table:table-cell office:value-type="float" office:value="39.97" calcext:value-type="float">
            <text:p>39.97</text:p>
          </table:table-cell>
          <table:table-cell office:value-type="float" office:value="44.96" calcext:value-type="float">
            <text:p>44.96</text:p>
          </table:table-cell>
          <table:table-cell office:value-type="float" office:value="49.96" calcext:value-type="float">
            <text:p>49.96</text:p>
          </table:table-cell>
          <table:table-cell office:value-type="float" office:value="54.96" calcext:value-type="float">
            <text:p>54.96</text:p>
          </table:table-cell>
          <table:table-cell office:value-type="float" office:value="59.97" calcext:value-type="float">
            <text:p>59.97</text:p>
          </table:table-cell>
          <table:table-cell office:value-type="float" office:value="64.96" calcext:value-type="float">
            <text:p>64.96</text:p>
          </table:table-cell>
          <table:table-cell office:value-type="float" office:value="69.97" calcext:value-type="float">
            <text:p>69.97</text:p>
          </table:table-cell>
          <table:table-cell office:value-type="float" office:value="74.97" calcext:value-type="float">
            <text:p>74.97</text:p>
          </table:table-cell>
          <table:table-cell office:value-type="float" office:value="79.97" calcext:value-type="float">
            <text:p>79.97</text:p>
          </table:table-cell>
          <table:table-cell office:value-type="float" office:value="84.98" calcext:value-type="float">
            <text:p>84.98</text:p>
          </table:table-cell>
          <table:table-cell office:value-type="float" office:value="89.98" calcext:value-type="float">
            <text:p>89.98</text:p>
          </table:table-cell>
          <table:table-cell office:value-type="float" office:value="94.99" calcext:value-type="float">
            <text:p>94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#valid</text:p>
          </table:table-cell>
          <table:table-cell office:value-type="float" office:value="7120" calcext:value-type="float">
            <text:p>7120</text:p>
          </table:table-cell>
          <table:table-cell office:value-type="float" office:value="14241" calcext:value-type="float">
            <text:p>14241</text:p>
          </table:table-cell>
          <table:table-cell office:value-type="float" office:value="21362" calcext:value-type="float">
            <text:p>21362</text:p>
          </table:table-cell>
          <table:table-cell office:value-type="float" office:value="28483" calcext:value-type="float">
            <text:p>28483</text:p>
          </table:table-cell>
          <table:table-cell office:value-type="float" office:value="35604" calcext:value-type="float">
            <text:p>35604</text:p>
          </table:table-cell>
          <table:table-cell office:value-type="float" office:value="42725" calcext:value-type="float">
            <text:p>42725</text:p>
          </table:table-cell>
          <table:table-cell office:value-type="float" office:value="49846" calcext:value-type="float">
            <text:p>49846</text:p>
          </table:table-cell>
          <table:table-cell office:value-type="float" office:value="56967" calcext:value-type="float">
            <text:p>56967</text:p>
          </table:table-cell>
          <table:table-cell office:value-type="float" office:value="64088" calcext:value-type="float">
            <text:p>64088</text:p>
          </table:table-cell>
          <table:table-cell office:value-type="float" office:value="71209" calcext:value-type="float">
            <text:p>71209</text:p>
          </table:table-cell>
          <table:table-cell office:value-type="float" office:value="78329" calcext:value-type="float">
            <text:p>78329</text:p>
          </table:table-cell>
          <table:table-cell office:value-type="float" office:value="85450" calcext:value-type="float">
            <text:p>85450</text:p>
          </table:table-cell>
          <table:table-cell office:value-type="float" office:value="92571" calcext:value-type="float">
            <text:p>92571</text:p>
          </table:table-cell>
          <table:table-cell office:value-type="float" office:value="99692" calcext:value-type="float">
            <text:p>99692</text:p>
          </table:table-cell>
          <table:table-cell office:value-type="float" office:value="106813" calcext:value-type="float">
            <text:p>106813</text:p>
          </table:table-cell>
          <table:table-cell office:value-type="float" office:value="113934" calcext:value-type="float">
            <text:p>113934</text:p>
          </table:table-cell>
          <table:table-cell office:value-type="float" office:value="121055" calcext:value-type="float">
            <text:p>121055</text:p>
          </table:table-cell>
          <table:table-cell office:value-type="float" office:value="128176" calcext:value-type="float">
            <text:p>128176</text:p>
          </table:table-cell>
          <table:table-cell office:value-type="float" office:value="135297" calcext:value-type="float">
            <text:p>135297</text:p>
          </table:table-cell>
          <table:table-cell office:value-type="float" office:value="142418" calcext:value-type="float">
            <text:p>142418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156055" calcext:value-type="float">
            <text:p>156055</text:p>
          </table:table-cell>
          <table:table-cell office:value-type="float" office:value="312278" calcext:value-type="float">
            <text:p>312278</text:p>
          </table:table-cell>
          <table:table-cell office:value-type="float" office:value="468571" calcext:value-type="float">
            <text:p>468571</text:p>
          </table:table-cell>
          <table:table-cell office:value-type="float" office:value="624873" calcext:value-type="float">
            <text:p>624873</text:p>
          </table:table-cell>
          <table:table-cell office:value-type="float" office:value="781097" calcext:value-type="float">
            <text:p>781097</text:p>
          </table:table-cell>
          <table:table-cell office:value-type="float" office:value="937396" calcext:value-type="float">
            <text:p>937396</text:p>
          </table:table-cell>
          <table:table-cell office:value-type="float" office:value="1093697" calcext:value-type="float">
            <text:p>1093697</text:p>
          </table:table-cell>
          <table:table-cell office:value-type="float" office:value="1249920" calcext:value-type="float">
            <text:p>1249920</text:p>
          </table:table-cell>
          <table:table-cell office:value-type="float" office:value="1406223" calcext:value-type="float">
            <text:p>1406223</text:p>
          </table:table-cell>
          <table:table-cell office:value-type="float" office:value="1562574" calcext:value-type="float">
            <text:p>1562574</text:p>
          </table:table-cell>
          <table:table-cell office:value-type="float" office:value="1718867" calcext:value-type="float">
            <text:p>1718867</text:p>
          </table:table-cell>
          <table:table-cell office:value-type="float" office:value="1875196" calcext:value-type="float">
            <text:p>1875196</text:p>
          </table:table-cell>
          <table:table-cell office:value-type="float" office:value="2031540" calcext:value-type="float">
            <text:p>2031540</text:p>
          </table:table-cell>
          <table:table-cell office:value-type="float" office:value="2187858" calcext:value-type="float">
            <text:p>2187858</text:p>
          </table:table-cell>
          <table:table-cell office:value-type="float" office:value="2344224" calcext:value-type="float">
            <text:p>2344224</text:p>
          </table:table-cell>
          <table:table-cell office:value-type="float" office:value="2500616" calcext:value-type="float">
            <text:p>2500616</text:p>
          </table:table-cell>
          <table:table-cell office:value-type="float" office:value="2657006" calcext:value-type="float">
            <text:p>2657006</text:p>
          </table:table-cell>
          <table:table-cell office:value-type="float" office:value="2813401" calcext:value-type="float">
            <text:p>2813401</text:p>
          </table:table-cell>
          <table:table-cell office:value-type="float" office:value="2969853" calcext:value-type="float">
            <text:p>2969853</text:p>
          </table:table-cell>
          <table:table-cell office:value-type="float" office:value="3126339" calcext:value-type="float">
            <text:p>3126339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4.99" calcext:value-type="float">
            <text:p>4.99</text:p>
          </table:table-cell>
          <table:table-cell office:value-type="float" office:value="9.99" calcext:value-type="float">
            <text:p>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19.99" calcext:value-type="float">
            <text:p>19.99</text:p>
          </table:table-cell>
          <table:table-cell office:value-type="float" office:value="24.98" calcext:value-type="float">
            <text:p>24.98</text:p>
          </table:table-cell>
          <table:table-cell office:value-type="float" office:value="29.98" calcext:value-type="float">
            <text:p>29.98</text:p>
          </table:table-cell>
          <table:table-cell office:value-type="float" office:value="34.98" calcext:value-type="float">
            <text:p>34.98</text:p>
          </table:table-cell>
          <table:table-cell office:value-type="float" office:value="39.98" calcext:value-type="float">
            <text:p>39.98</text:p>
          </table:table-cell>
          <table:table-cell office:value-type="float" office:value="44.98" calcext:value-type="float">
            <text:p>44.98</text:p>
          </table:table-cell>
          <table:table-cell office:value-type="float" office:value="49.98" calcext:value-type="float">
            <text:p>49.98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8" calcext:value-type="float">
            <text:p>59.98</text:p>
          </table:table-cell>
          <table:table-cell office:value-type="float" office:value="64.98" calcext:value-type="float">
            <text:p>64.98</text:p>
          </table:table-cell>
          <table:table-cell office:value-type="float" office:value="69.98" calcext:value-type="float">
            <text:p>69.98</text:p>
          </table:table-cell>
          <table:table-cell office:value-type="float" office:value="74.98" calcext:value-type="float">
            <text:p>74.98</text:p>
          </table:table-cell>
          <table:table-cell office:value-type="float" office:value="79.99" calcext:value-type="float">
            <text:p>79.99</text:p>
          </table:table-cell>
          <table:table-cell office:value-type="float" office:value="84.99" calcext:value-type="float">
            <text:p>84.99</text:p>
          </table:table-cell>
          <table:table-cell office:value-type="float" office:value="89.99" calcext:value-type="float">
            <text:p>89.99</text:p>
          </table:table-cell>
          <table:table-cell office:value-type="float" office:value="94.99" calcext:value-type="float">
            <text:p>94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ize=5</text:p>
          </table:table-cell>
          <table:table-cell office:value-type="string" calcext:value-type="string">
            <text:p>#expl.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562" calcext:value-type="float">
            <text:p>562</text:p>
          </table:table-cell>
          <table:table-cell office:value-type="float" office:value="1110" calcext:value-type="float">
            <text:p>1110</text:p>
          </table:table-cell>
          <table:table-cell office:value-type="float" office:value="1231" calcext:value-type="float">
            <text:p>1231</text:p>
          </table:table-cell>
          <table:table-cell office:value-type="float" office:value="1884" calcext:value-type="float">
            <text:p>1884</text:p>
          </table:table-cell>
          <table:table-cell office:value-type="float" office:value="2719" calcext:value-type="float">
            <text:p>2719</text:p>
          </table:table-cell>
          <table:table-cell office:value-type="float" office:value="2868" calcext:value-type="float">
            <text:p>2868</text:p>
          </table:table-cell>
          <table:table-cell office:value-type="float" office:value="2931" calcext:value-type="float">
            <text:p>2931</text:p>
          </table:table-cell>
          <table:table-cell office:value-type="float" office:value="3397" calcext:value-type="float">
            <text:p>3397</text:p>
          </table:table-cell>
          <table:table-cell office:value-type="float" office:value="3949" calcext:value-type="float">
            <text:p>3949</text:p>
          </table:table-cell>
          <table:table-cell office:value-type="float" office:value="4066" calcext:value-type="float">
            <text:p>4066</text:p>
          </table:table-cell>
          <table:table-cell office:value-type="float" office:value="4494" calcext:value-type="float">
            <text:p>4494</text:p>
          </table:table-cell>
          <table:table-cell office:value-type="float" office:value="5146" calcext:value-type="float">
            <text:p>5146</text:p>
          </table:table-cell>
          <table:table-cell office:value-type="float" office:value="5696" calcext:value-type="float">
            <text:p>5696</text:p>
          </table:table-cell>
          <table:table-cell office:value-type="float" office:value="5794" calcext:value-type="float">
            <text:p>5794</text:p>
          </table:table-cell>
          <table:table-cell office:value-type="float" office:value="6580" calcext:value-type="float">
            <text:p>6580</text:p>
          </table:table-cell>
          <table:table-cell office:value-type="float" office:value="7302" calcext:value-type="float">
            <text:p>730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61" calcext:value-type="float">
            <text:p>1.61</text:p>
          </table:table-cell>
          <table:table-cell office:value-type="float" office:value="6.76" calcext:value-type="float">
            <text:p>6.76</text:p>
          </table:table-cell>
          <table:table-cell office:value-type="float" office:value="13.36" calcext:value-type="float">
            <text:p>13.36</text:p>
          </table:table-cell>
          <table:table-cell office:value-type="float" office:value="14.82" calcext:value-type="float">
            <text:p>14.82</text:p>
          </table:table-cell>
          <table:table-cell office:value-type="float" office:value="22.68" calcext:value-type="float">
            <text:p>22.68</text:p>
          </table:table-cell>
          <table:table-cell office:value-type="float" office:value="32.73" calcext:value-type="float">
            <text:p>32.73</text:p>
          </table:table-cell>
          <table:table-cell office:value-type="float" office:value="34.52" calcext:value-type="float">
            <text:p>34.52</text:p>
          </table:table-cell>
          <table:table-cell office:value-type="float" office:value="35.28" calcext:value-type="float">
            <text:p>35.28</text:p>
          </table:table-cell>
          <table:table-cell office:value-type="float" office:value="40.89" calcext:value-type="float">
            <text:p>40.89</text:p>
          </table:table-cell>
          <table:table-cell office:value-type="float" office:value="47.53" calcext:value-type="float">
            <text:p>47.53</text:p>
          </table:table-cell>
          <table:table-cell office:value-type="float" office:value="48.94" calcext:value-type="float">
            <text:p>48.94</text:p>
          </table:table-cell>
          <table:table-cell office:value-type="float" office:value="54.09" calcext:value-type="float">
            <text:p>54.09</text:p>
          </table:table-cell>
          <table:table-cell office:value-type="float" office:value="61.94" calcext:value-type="float">
            <text:p>61.94</text:p>
          </table:table-cell>
          <table:table-cell office:value-type="float" office:value="68.56" calcext:value-type="float">
            <text:p>68.56</text:p>
          </table:table-cell>
          <table:table-cell office:value-type="float" office:value="69.74" calcext:value-type="float">
            <text:p>69.74</text:p>
          </table:table-cell>
          <table:table-cell office:value-type="float" office:value="79.2" calcext:value-type="float">
            <text:p>79.2</text:p>
          </table:table-cell>
          <table:table-cell office:value-type="float" office:value="87.89" calcext:value-type="float">
            <text:p>87.89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2591" calcext:value-type="float">
            <text:p>2591</text:p>
          </table:table-cell>
          <table:table-cell office:value-type="float" office:value="5182" calcext:value-type="float">
            <text:p>5182</text:p>
          </table:table-cell>
          <table:table-cell office:value-type="float" office:value="7773" calcext:value-type="float">
            <text:p>7773</text:p>
          </table:table-cell>
          <table:table-cell office:value-type="float" office:value="10364" calcext:value-type="float">
            <text:p>10364</text:p>
          </table:table-cell>
          <table:table-cell office:value-type="float" office:value="12955" calcext:value-type="float">
            <text:p>12955</text:p>
          </table:table-cell>
          <table:table-cell office:value-type="float" office:value="15546" calcext:value-type="float">
            <text:p>15546</text:p>
          </table:table-cell>
          <table:table-cell office:value-type="float" office:value="18137" calcext:value-type="float">
            <text:p>18137</text:p>
          </table:table-cell>
          <table:table-cell office:value-type="float" office:value="20728" calcext:value-type="float">
            <text:p>20728</text:p>
          </table:table-cell>
          <table:table-cell office:value-type="float" office:value="23319" calcext:value-type="float">
            <text:p>23319</text:p>
          </table:table-cell>
          <table:table-cell office:value-type="float" office:value="25911" calcext:value-type="float">
            <text:p>25911</text:p>
          </table:table-cell>
          <table:table-cell office:value-type="float" office:value="28502" calcext:value-type="float">
            <text:p>28502</text:p>
          </table:table-cell>
          <table:table-cell office:value-type="float" office:value="31093" calcext:value-type="float">
            <text:p>31093</text:p>
          </table:table-cell>
          <table:table-cell office:value-type="float" office:value="33684" calcext:value-type="float">
            <text:p>33684</text:p>
          </table:table-cell>
          <table:table-cell office:value-type="float" office:value="36275" calcext:value-type="float">
            <text:p>36275</text:p>
          </table:table-cell>
          <table:table-cell office:value-type="float" office:value="38866" calcext:value-type="float">
            <text:p>38866</text:p>
          </table:table-cell>
          <table:table-cell office:value-type="float" office:value="41457" calcext:value-type="float">
            <text:p>41457</text:p>
          </table:table-cell>
          <table:table-cell office:value-type="float" office:value="44048" calcext:value-type="float">
            <text:p>44048</text:p>
          </table:table-cell>
          <table:table-cell office:value-type="float" office:value="46639" calcext:value-type="float">
            <text:p>46639</text:p>
          </table:table-cell>
          <table:table-cell office:value-type="float" office:value="49230" calcext:value-type="float">
            <text:p>49230</text:p>
          </table:table-cell>
          <table:table-cell office:value-type="float" office:value="51822" calcext:value-type="float">
            <text:p>51822</text:p>
          </table:table-cell>
        </table:table-row>
        <table:table-row table:style-name="ro1">
          <table:table-cell office:value-type="string" calcext:value-type="string">
            <text:p>size=9</text:p>
          </table:table-cell>
          <table:table-cell office:value-type="string" calcext:value-type="string">
            <text:p>#expl.</text:p>
          </table:table-cell>
          <table:table-cell office:value-type="float" office:value="920346" calcext:value-type="float">
            <text:p>920346</text:p>
          </table:table-cell>
          <table:table-cell office:value-type="float" office:value="2334835" calcext:value-type="float">
            <text:p>2334835</text:p>
          </table:table-cell>
          <table:table-cell office:value-type="float" office:value="3404450" calcext:value-type="float">
            <text:p>3404450</text:p>
          </table:table-cell>
          <table:table-cell office:value-type="float" office:value="4769693" calcext:value-type="float">
            <text:p>4769693</text:p>
          </table:table-cell>
          <table:table-cell office:value-type="float" office:value="5999425" calcext:value-type="float">
            <text:p>5999425</text:p>
          </table:table-cell>
          <table:table-cell office:value-type="float" office:value="7714039" calcext:value-type="float">
            <text:p>7714039</text:p>
          </table:table-cell>
          <table:table-cell office:value-type="float" office:value="9092759" calcext:value-type="float">
            <text:p>9092759</text:p>
          </table:table-cell>
          <table:table-cell office:value-type="float" office:value="10175362" calcext:value-type="float">
            <text:p>10175362</text:p>
          </table:table-cell>
          <table:table-cell office:value-type="float" office:value="11511794" calcext:value-type="float">
            <text:p>11511794</text:p>
          </table:table-cell>
          <table:table-cell office:value-type="float" office:value="12660073" calcext:value-type="float">
            <text:p>12660073</text:p>
          </table:table-cell>
          <table:table-cell office:value-type="float" office:value="14027570" calcext:value-type="float">
            <text:p>14027570</text:p>
          </table:table-cell>
          <table:table-cell office:value-type="float" office:value="15500088" calcext:value-type="float">
            <text:p>15500088</text:p>
          </table:table-cell>
          <table:table-cell office:value-type="float" office:value="16988306" calcext:value-type="float">
            <text:p>16988306</text:p>
          </table:table-cell>
          <table:table-cell office:value-type="float" office:value="18189357" calcext:value-type="float">
            <text:p>18189357</text:p>
          </table:table-cell>
          <table:table-cell office:value-type="float" office:value="19496402" calcext:value-type="float">
            <text:p>19496402</text:p>
          </table:table-cell>
          <table:table-cell office:value-type="float" office:value="20956103" calcext:value-type="float">
            <text:p>20956103</text:p>
          </table:table-cell>
          <table:table-cell office:value-type="float" office:value="22649941" calcext:value-type="float">
            <text:p>22649941</text:p>
          </table:table-cell>
          <table:table-cell office:value-type="float" office:value="24122758" calcext:value-type="float">
            <text:p>24122758</text:p>
          </table:table-cell>
          <table:table-cell office:value-type="float" office:value="25749600" calcext:value-type="float">
            <text:p>25749600</text:p>
          </table:table-cell>
          <table:table-cell office:value-type="float" office:value="27992908" calcext:value-type="float">
            <text:p>27992908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29" calcext:value-type="float">
            <text:p>3.29</text:p>
          </table:table-cell>
          <table:table-cell office:value-type="float" office:value="8.34" calcext:value-type="float">
            <text:p>8.34</text:p>
          </table:table-cell>
          <table:table-cell office:value-type="float" office:value="12.16" calcext:value-type="float">
            <text:p>12.16</text:p>
          </table:table-cell>
          <table:table-cell office:value-type="float" office:value="17.04" calcext:value-type="float">
            <text:p>17.04</text:p>
          </table:table-cell>
          <table:table-cell office:value-type="float" office:value="21.43" calcext:value-type="float">
            <text:p>21.43</text:p>
          </table:table-cell>
          <table:table-cell office:value-type="float" office:value="27.55" calcext:value-type="float">
            <text:p>27.55</text:p>
          </table:table-cell>
          <table:table-cell office:value-type="float" office:value="32.48" calcext:value-type="float">
            <text:p>32.48</text:p>
          </table:table-cell>
          <table:table-cell office:value-type="float" office:value="36.34" calcext:value-type="float">
            <text:p>36.34</text:p>
          </table:table-cell>
          <table:table-cell office:value-type="float" office:value="41.12" calcext:value-type="float">
            <text:p>41.12</text:p>
          </table:table-cell>
          <table:table-cell office:value-type="float" office:value="45.22" calcext:value-type="float">
            <text:p>45.22</text:p>
          </table:table-cell>
          <table:table-cell office:value-type="float" office:value="50.1" calcext:value-type="float">
            <text:p>50.1</text:p>
          </table:table-cell>
          <table:table-cell office:value-type="float" office:value="55.36" calcext:value-type="float">
            <text:p>55.36</text:p>
          </table:table-cell>
          <table:table-cell office:value-type="float" office:value="60.68" calcext:value-type="float">
            <text:p>60.68</text:p>
          </table:table-cell>
          <table:table-cell office:value-type="float" office:value="64.97" calcext:value-type="float">
            <text:p>64.97</text:p>
          </table:table-cell>
          <table:table-cell office:value-type="float" office:value="69.64" calcext:value-type="float">
            <text:p>69.64</text:p>
          </table:table-cell>
          <table:table-cell office:value-type="float" office:value="74.85" calcext:value-type="float">
            <text:p>74.85</text:p>
          </table:table-cell>
          <table:table-cell office:value-type="float" office:value="80.9" calcext:value-type="float">
            <text:p>80.9</text:p>
          </table:table-cell>
          <table:table-cell office:value-type="float" office:value="86.16" calcext:value-type="float">
            <text:p>86.16</text:p>
          </table:table-cell>
          <table:table-cell office:value-type="float" office:value="91.97" calcext:value-type="float">
            <text:p>91.9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#valid</text:p>
          </table:table-cell>
          <table:table-cell office:value-type="float" office:value="11159" calcext:value-type="float">
            <text:p>11159</text:p>
          </table:table-cell>
          <table:table-cell office:value-type="float" office:value="22319" calcext:value-type="float">
            <text:p>22319</text:p>
          </table:table-cell>
          <table:table-cell office:value-type="float" office:value="33478" calcext:value-type="float">
            <text:p>33478</text:p>
          </table:table-cell>
          <table:table-cell office:value-type="float" office:value="44638" calcext:value-type="float">
            <text:p>44638</text:p>
          </table:table-cell>
          <table:table-cell office:value-type="float" office:value="55797" calcext:value-type="float">
            <text:p>55797</text:p>
          </table:table-cell>
          <table:table-cell office:value-type="float" office:value="66957" calcext:value-type="float">
            <text:p>66957</text:p>
          </table:table-cell>
          <table:table-cell office:value-type="float" office:value="78116" calcext:value-type="float">
            <text:p>78116</text:p>
          </table:table-cell>
          <table:table-cell office:value-type="float" office:value="89276" calcext:value-type="float">
            <text:p>89276</text:p>
          </table:table-cell>
          <table:table-cell office:value-type="float" office:value="100435" calcext:value-type="float">
            <text:p>100435</text:p>
          </table:table-cell>
          <table:table-cell office:value-type="float" office:value="111595" calcext:value-type="float">
            <text:p>111595</text:p>
          </table:table-cell>
          <table:table-cell office:value-type="float" office:value="122755" calcext:value-type="float">
            <text:p>122755</text:p>
          </table:table-cell>
          <table:table-cell office:value-type="float" office:value="133914" calcext:value-type="float">
            <text:p>133914</text:p>
          </table:table-cell>
          <table:table-cell office:value-type="float" office:value="145074" calcext:value-type="float">
            <text:p>145074</text:p>
          </table:table-cell>
          <table:table-cell office:value-type="float" office:value="156233" calcext:value-type="float">
            <text:p>156233</text:p>
          </table:table-cell>
          <table:table-cell office:value-type="float" office:value="167393" calcext:value-type="float">
            <text:p>167393</text:p>
          </table:table-cell>
          <table:table-cell office:value-type="float" office:value="178552" calcext:value-type="float">
            <text:p>178552</text:p>
          </table:table-cell>
          <table:table-cell office:value-type="float" office:value="189712" calcext:value-type="float">
            <text:p>189712</text:p>
          </table:table-cell>
          <table:table-cell office:value-type="float" office:value="200871" calcext:value-type="float">
            <text:p>200871</text:p>
          </table:table-cell>
          <table:table-cell office:value-type="float" office:value="212031" calcext:value-type="float">
            <text:p>212031</text:p>
          </table:table-cell>
          <table:table-cell office:value-type="float" office:value="223191" calcext:value-type="float">
            <text:p>223191</text:p>
          </table:table-cell>
        </table:table-row>
        <table:table-row table:style-name="ro1">
          <table:table-cell office:value-type="string" calcext:value-type="string">
            <text:p>size=10</text:p>
          </table:table-cell>
          <table:table-cell office:value-type="string" calcext:value-type="string">
            <text:p>#expl.</text:p>
          </table:table-cell>
          <table:table-cell office:value-type="float" office:value="8060829" calcext:value-type="float">
            <text:p>8060829</text:p>
          </table:table-cell>
          <table:table-cell office:value-type="float" office:value="18751468" calcext:value-type="float">
            <text:p>18751468</text:p>
          </table:table-cell>
          <table:table-cell office:value-type="float" office:value="27389374" calcext:value-type="float">
            <text:p>27389374</text:p>
          </table:table-cell>
          <table:table-cell office:value-type="float" office:value="38086048" calcext:value-type="float">
            <text:p>38086048</text:p>
          </table:table-cell>
          <table:table-cell office:value-type="float" office:value="48269265" calcext:value-type="float">
            <text:p>48269265</text:p>
          </table:table-cell>
          <table:table-cell office:value-type="float" office:value="60942434" calcext:value-type="float">
            <text:p>60942434</text:p>
          </table:table-cell>
          <table:table-cell office:value-type="float" office:value="70625068" calcext:value-type="float">
            <text:p>70625068</text:p>
          </table:table-cell>
          <table:table-cell office:value-type="float" office:value="81253997" calcext:value-type="float">
            <text:p>81253997</text:p>
          </table:table-cell>
          <table:table-cell office:value-type="float" office:value="89850130" calcext:value-type="float">
            <text:p>89850130</text:p>
          </table:table-cell>
          <table:table-cell office:value-type="float" office:value="100634992" calcext:value-type="float">
            <text:p>100634992</text:p>
          </table:table-cell>
          <table:table-cell office:value-type="float" office:value="110233065" calcext:value-type="float">
            <text:p>110233065</text:p>
          </table:table-cell>
          <table:table-cell office:value-type="float" office:value="122350297" calcext:value-type="float">
            <text:p>122350297</text:p>
          </table:table-cell>
          <table:table-cell office:value-type="float" office:value="132782848" calcext:value-type="float">
            <text:p>132782848</text:p>
          </table:table-cell>
          <table:table-cell office:value-type="float" office:value="142861855" calcext:value-type="float">
            <text:p>142861855</text:p>
          </table:table-cell>
          <table:table-cell office:value-type="float" office:value="152594789" calcext:value-type="float">
            <text:p>152594789</text:p>
          </table:table-cell>
          <table:table-cell office:value-type="float" office:value="164730764" calcext:value-type="float">
            <text:p>164730764</text:p>
          </table:table-cell>
          <table:table-cell office:value-type="float" office:value="176398825" calcext:value-type="float">
            <text:p>176398825</text:p>
          </table:table-cell>
          <table:table-cell office:value-type="float" office:value="186971870" calcext:value-type="float">
            <text:p>186971870</text:p>
          </table:table-cell>
          <table:table-cell office:value-type="float" office:value="200288478" calcext:value-type="float">
            <text:p>200288478</text:p>
          </table:table-cell>
          <table:table-cell office:value-type="float" office:value="216672294" calcext:value-type="float">
            <text:p>216672294</text:p>
          </table:table-cell>
        </table:table-row>
        <table:table-row table:style-name="ro1">
          <table:table-cell/>
          <table:table-cell office:value-type="string" calcext:value-type="string">
            <text:p>%expl.</text:p>
          </table:table-cell>
          <table:table-cell office:value-type="float" office:value="3.72" calcext:value-type="float">
            <text:p>3.72</text:p>
          </table:table-cell>
          <table:table-cell office:value-type="float" office:value="8.65" calcext:value-type="float">
            <text:p>8.65</text:p>
          </table:table-cell>
          <table:table-cell office:value-type="float" office:value="12.64" calcext:value-type="float">
            <text:p>12.64</text:p>
          </table:table-cell>
          <table:table-cell office:value-type="float" office:value="17.58" calcext:value-type="float">
            <text:p>17.58</text:p>
          </table:table-cell>
          <table:table-cell office:value-type="float" office:value="22.28" calcext:value-type="float">
            <text:p>22.28</text:p>
          </table:table-cell>
          <table:table-cell office:value-type="float" office:value="28.13" calcext:value-type="float">
            <text:p>28.13</text:p>
          </table:table-cell>
          <table:table-cell office:value-type="float" office:value="32.59" calcext:value-type="float">
            <text:p>32.59</text:p>
          </table:table-cell>
          <table:table-cell office:value-type="float" office:value="37.5" calcext:value-type="float">
            <text:p>37.5</text:p>
          </table:table-cell>
          <table:table-cell office:value-type="float" office:value="41.47" calcext:value-type="float">
            <text:p>41.47</text:p>
          </table:table-cell>
          <table:table-cell office:value-type="float" office:value="46.44" calcext:value-type="float">
            <text:p>46.44</text:p>
          </table:table-cell>
          <table:table-cell office:value-type="float" office:value="50.87" calcext:value-type="float">
            <text:p>50.87</text:p>
          </table:table-cell>
          <table:table-cell office:value-type="float" office:value="56.47" calcext:value-type="float">
            <text:p>56.47</text:p>
          </table:table-cell>
          <table:table-cell office:value-type="float" office:value="61.28" calcext:value-type="float">
            <text:p>61.28</text:p>
          </table:table-cell>
          <table:table-cell office:value-type="float" office:value="65.93" calcext:value-type="float">
            <text:p>65.93</text:p>
          </table:table-cell>
          <table:table-cell office:value-type="float" office:value="70.42" calcext:value-type="float">
            <text:p>70.42</text:p>
          </table:table-cell>
          <table:table-cell office:value-type="float" office:value="76.02" calcext:value-type="float">
            <text:p>76.02</text:p>
          </table:table-cell>
          <table:table-cell office:value-type="float" office:value="81.41" calcext:value-type="float">
            <text:p>81.41</text:p>
          </table:table-cell>
          <table:table-cell office:value-type="float" office:value="86.29" calcext:value-type="float">
            <text:p>86.29</text:p>
          </table:table-cell>
          <table:table-cell office:value-type="float" office:value="92.43" calcext:value-type="float">
            <text:p>92.43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0" draw:style-name="gr1" draw:text-style-name="P1" svg:width="367.48pt" svg:height="261.52pt" svg:x="46.6pt" svg:y="16.5pt">
            <loext:p draw:notify-on-update-of-ranges="'TableForMaxStructsEqualto-5-Ratio'.C1:'TableForMaxStructsEqualto-5-Ratio'.V1 'TableForMaxStructsEqualto-5-Ratio'.A12:'TableForMaxStructsEqualto-5-Ratio'.A12 'TableForMaxStructsEqualto-5-Ratio'.C13:'TableForMaxStructsEqualto-5-Ratio'.V13 'TableForMaxStructsEqualto-5-Ratio'.C1:'TableForMaxStructsEqualto-5-Ratio'.V1 'TableForMaxStructsEqualto-5-Ratio'.A15:'TableForMaxStructsEqualto-5-Ratio'.A15 'TableForMaxStructsEqualto-5-Ratio'.C16:'TableForMaxStructsEqualto-5-Ratio'.V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67.48pt" svg:height="261.52pt" svg:x="458.96pt" svg:y="21.06pt">
            <loext:p draw:notify-on-update-of-ranges="'TableForMaxStructsEqualto-5-Ratio'.C1:'TableForMaxStructsEqualto-5-Ratio'.V1 'TableForMaxStructsEqualto-5-Ratio'.A12:'TableForMaxStructsEqualto-5-Ratio'.A12 'TableForMaxStructsEqualto-5-Ratio'.C22:'TableForMaxStructsEqualto-5-Ratio'.V22 'TableForMaxStructsEqualto-5-Ratio'.C1:'TableForMaxStructsEqualto-5-Ratio'.V1 'TableForMaxStructsEqualto-5-Ratio'.A15:'TableForMaxStructsEqualto-5-Ratio'.A15 'TableForMaxStructsEqualto-5-Ratio'.C25:'TableForMaxStructsEqualto-5-Ratio'.V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67.48pt" svg:height="261.52pt" svg:x="27.44pt" svg:y="300.81pt">
            <loext:p draw:notify-on-update-of-ranges="'TableForMaxStructsEqualto-5-Ratio'.C1:'TableForMaxStructsEqualto-5-Ratio'.V1 'TableForMaxStructsEqualto-5-Ratio'.A12:'TableForMaxStructsEqualto-5-Ratio'.A12 'TableForMaxStructsEqualto-5-Ratio'.C40:'TableForMaxStructsEqualto-5-Ratio'.V40 'TableForMaxStructsEqualto-5-Ratio'.C1:'TableForMaxStructsEqualto-5-Ratio'.V1 'TableForMaxStructsEqualto-5-Ratio'.A15:'TableForMaxStructsEqualto-5-Ratio'.A15 'TableForMaxStructsEqualto-5-Ratio'.C43:'TableForMaxStructsEqualto-5-Ratio'.V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67.48pt" svg:height="261.52pt" svg:x="900.6pt" svg:y="21.91pt">
            <loext:p draw:notify-on-update-of-ranges="'TableForMaxStructsEqualto-5-Ratio'.C1:'TableForMaxStructsEqualto-5-Ratio'.V1 'TableForMaxStructsEqualto-5-Ratio'.A48:'TableForMaxStructsEqualto-5-Ratio'.A48 'TableForMaxStructsEqualto-5-Ratio'.C31:'TableForMaxStructsEqualto-5-Ratio'.V31 'TableForMaxStructsEqualto-5-Ratio'.C1:'TableForMaxStructsEqualto-5-Ratio'.V1 'TableForMaxStructsEqualto-5-Ratio'.A51:'TableForMaxStructsEqualto-5-Ratio'.A51 'TableForMaxStructsEqualto-5-Ratio'.C34:'TableForMaxStructsEqualto-5-Ratio'.V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367.48pt" svg:height="261.52pt" svg:x="460.8pt" svg:y="317.25pt">
            <loext:p draw:notify-on-update-of-ranges="'TableForMaxStructsEqualto-5-Ratio'.C1:'TableForMaxStructsEqualto-5-Ratio'.V1 'TableForMaxStructsEqualto-5-Ratio'.A12:'TableForMaxStructsEqualto-5-Ratio'.A12 'TableForMaxStructsEqualto-5-Ratio'.C49:'TableForMaxStructsEqualto-5-Ratio'.V49 'TableForMaxStructsEqualto-5-Ratio'.C1:'TableForMaxStructsEqualto-5-Ratio'.V1 'TableForMaxStructsEqualto-5-Ratio'.A15:'TableForMaxStructsEqualto-5-Ratio'.A15 'TableForMaxStructsEqualto-5-Ratio'.C52:'TableForMaxStructsEqualto-5-Ratio'.V5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367.48pt" svg:height="261.52pt" svg:x="898.75pt" svg:y="309pt">
            <loext:p draw:notify-on-update-of-ranges="'TableForMaxStructsEqualto-5-Ratio'.C1:'TableForMaxStructsEqualto-5-Ratio'.V1 'TableForMaxStructsEqualto-5-Ratio'.A12:'TableForMaxStructsEqualto-5-Ratio'.A12 'TableForMaxStructsEqualto-5-Ratio'.C58:'TableForMaxStructsEqualto-5-Ratio'.V58 'TableForMaxStructsEqualto-5-Ratio'.C1:'TableForMaxStructsEqualto-5-Ratio'.V1 'TableForMaxStructsEqualto-5-Ratio'.A15:'TableForMaxStructsEqualto-5-Ratio'.A15 'TableForMaxStructsEqualto-5-Ratio'.C61:'TableForMaxStructsEqualto-5-Ratio'.V6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9:37:28.12512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9:44:56.129392138</dc:date>
    <meta:editing-duration>PT39M2S</meta:editing-duration>
    <meta:editing-cycles>9</meta:editing-cycles>
    <meta:generator>LibreOffice/5.1.6.2$Linux_X86_64 LibreOffice_project/10m0$Build-2</meta:generator>
    <meta:document-statistic meta:table-count="2" meta:cell-count="1249" meta:object-count="6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BS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58:'TableForMaxStructsEqualto-5-Ratio'.V58 'TableForMaxStructsEqualto-5-Ratio'.A15:'TableForMaxStructsEqualto-5-Ratio'.A15 'TableForMaxStructsEqualto-5-Ratio'.C61:'TableForMaxStructsEqualto-5-Ratio'.V61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58:'TableForMaxStructsEqualto-5-Ratio'.V58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61:'TableForMaxStructsEqualto-5-Ratio'.V61" chart:label-cell-address="'TableForMaxStructsEqualto-5-Ratio'.A15:'TableForMaxStructsEqualto-5-Ratio'.A15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3.29">
                <text:p>3.29</text:p>
                <draw:g>
                  <svg:desc>'TableForMaxStructsEqualto-5-Ratio'.C58:'TableForMaxStructsEqualto-5-Ratio'.V58</svg:desc>
                </draw:g>
              </table:table-cell>
              <table:table-cell office:value-type="float" office:value="8.34">
                <text:p>8.34</text:p>
              </table:table-cell>
              <table:table-cell office:value-type="float" office:value="12.16">
                <text:p>12.16</text:p>
              </table:table-cell>
              <table:table-cell office:value-type="float" office:value="17.04">
                <text:p>17.04</text:p>
              </table:table-cell>
              <table:table-cell office:value-type="float" office:value="21.43">
                <text:p>21.43</text:p>
              </table:table-cell>
              <table:table-cell office:value-type="float" office:value="27.55">
                <text:p>27.55</text:p>
              </table:table-cell>
              <table:table-cell office:value-type="float" office:value="32.48">
                <text:p>32.48</text:p>
              </table:table-cell>
              <table:table-cell office:value-type="float" office:value="36.34">
                <text:p>36.34</text:p>
              </table:table-cell>
              <table:table-cell office:value-type="float" office:value="41.12">
                <text:p>41.12</text:p>
              </table:table-cell>
              <table:table-cell office:value-type="float" office:value="45.22">
                <text:p>45.22</text:p>
              </table:table-cell>
              <table:table-cell office:value-type="float" office:value="50.1">
                <text:p>50.1</text:p>
              </table:table-cell>
              <table:table-cell office:value-type="float" office:value="55.36">
                <text:p>55.36</text:p>
              </table:table-cell>
              <table:table-cell office:value-type="float" office:value="60.68">
                <text:p>60.68</text:p>
              </table:table-cell>
              <table:table-cell office:value-type="float" office:value="64.97">
                <text:p>64.97</text:p>
              </table:table-cell>
              <table:table-cell office:value-type="float" office:value="69.64">
                <text:p>69.64</text:p>
              </table:table-cell>
              <table:table-cell office:value-type="float" office:value="74.85">
                <text:p>74.85</text:p>
              </table:table-cell>
              <table:table-cell office:value-type="float" office:value="80.9">
                <text:p>80.9</text:p>
              </table:table-cell>
              <table:table-cell office:value-type="float" office:value="86.16">
                <text:p>86.16</text:p>
              </table:table-cell>
              <table:table-cell office:value-type="float" office:value="91.97">
                <text:p>91.97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3.72">
                <text:p>3.72</text:p>
                <draw:g>
                  <svg:desc>'TableForMaxStructsEqualto-5-Ratio'.C61:'TableForMaxStructsEqualto-5-Ratio'.V61</svg:desc>
                </draw:g>
              </table:table-cell>
              <table:table-cell office:value-type="float" office:value="8.65">
                <text:p>8.65</text:p>
              </table:table-cell>
              <table:table-cell office:value-type="float" office:value="12.64">
                <text:p>12.64</text:p>
              </table:table-cell>
              <table:table-cell office:value-type="float" office:value="17.58">
                <text:p>17.58</text:p>
              </table:table-cell>
              <table:table-cell office:value-type="float" office:value="22.28">
                <text:p>22.28</text:p>
              </table:table-cell>
              <table:table-cell office:value-type="float" office:value="28.13">
                <text:p>28.13</text:p>
              </table:table-cell>
              <table:table-cell office:value-type="float" office:value="32.59">
                <text:p>32.59</text:p>
              </table:table-cell>
              <table:table-cell office:value-type="float" office:value="37.5">
                <text:p>37.5</text:p>
              </table:table-cell>
              <table:table-cell office:value-type="float" office:value="41.47">
                <text:p>41.47</text:p>
              </table:table-cell>
              <table:table-cell office:value-type="float" office:value="46.44">
                <text:p>46.44</text:p>
              </table:table-cell>
              <table:table-cell office:value-type="float" office:value="50.87">
                <text:p>50.87</text:p>
              </table:table-cell>
              <table:table-cell office:value-type="float" office:value="56.47">
                <text:p>56.47</text:p>
              </table:table-cell>
              <table:table-cell office:value-type="float" office:value="61.28">
                <text:p>61.28</text:p>
              </table:table-cell>
              <table:table-cell office:value-type="float" office:value="65.93">
                <text:p>65.93</text:p>
              </table:table-cell>
              <table:table-cell office:value-type="float" office:value="70.42">
                <text:p>70.42</text:p>
              </table:table-cell>
              <table:table-cell office:value-type="float" office:value="76.02">
                <text:p>76.02</text:p>
              </table:table-cell>
              <table:table-cell office:value-type="float" office:value="81.41">
                <text:p>81.41</text:p>
              </table:table-cell>
              <table:table-cell office:value-type="float" office:value="86.29">
                <text:p>86.29</text:p>
              </table:table-cell>
              <table:table-cell office:value-type="float" office:value="92.43">
                <text:p>92.4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DLL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13:'TableForMaxStructsEqualto-5-Ratio'.V13 'TableForMaxStructsEqualto-5-Ratio'.A15:'TableForMaxStructsEqualto-5-Ratio'.A15 'TableForMaxStructsEqualto-5-Ratio'.C16:'TableForMaxStructsEqualto-5-Ratio'.V16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13:'TableForMaxStructsEqualto-5-Ratio'.V13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16:'TableForMaxStructsEqualto-5-Ratio'.V16" chart:label-cell-address="'TableForMaxStructsEqualto-5-Ratio'.A15:'TableForMaxStructsEqualto-5-Ratio'.A15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5.15">
                <text:p>5.15</text:p>
                <draw:g>
                  <svg:desc>'TableForMaxStructsEqualto-5-Ratio'.C13:'TableForMaxStructsEqualto-5-Ratio'.V13</svg:desc>
                </draw:g>
              </table:table-cell>
              <table:table-cell office:value-type="float" office:value="10.13">
                <text:p>10.13</text:p>
              </table:table-cell>
              <table:table-cell office:value-type="float" office:value="15.12">
                <text:p>15.12</text:p>
              </table:table-cell>
              <table:table-cell office:value-type="float" office:value="20.14">
                <text:p>20.14</text:p>
              </table:table-cell>
              <table:table-cell office:value-type="float" office:value="25.13">
                <text:p>25.13</text:p>
              </table:table-cell>
              <table:table-cell office:value-type="float" office:value="30.12">
                <text:p>30.12</text:p>
              </table:table-cell>
              <table:table-cell office:value-type="float" office:value="35.1">
                <text:p>35.1</text:p>
              </table:table-cell>
              <table:table-cell office:value-type="float" office:value="40.09">
                <text:p>40.09</text:p>
              </table:table-cell>
              <table:table-cell office:value-type="float" office:value="45.08">
                <text:p>45.08</text:p>
              </table:table-cell>
              <table:table-cell office:value-type="float" office:value="50.07">
                <text:p>50.07</text:p>
              </table:table-cell>
              <table:table-cell office:value-type="float" office:value="55.05">
                <text:p>55.05</text:p>
              </table:table-cell>
              <table:table-cell office:value-type="float" office:value="60.04">
                <text:p>60.04</text:p>
              </table:table-cell>
              <table:table-cell office:value-type="float" office:value="65.03">
                <text:p>65.03</text:p>
              </table:table-cell>
              <table:table-cell office:value-type="float" office:value="70.02">
                <text:p>70.02</text:p>
              </table:table-cell>
              <table:table-cell office:value-type="float" office:value="75.01">
                <text:p>75.01</text:p>
              </table:table-cell>
              <table:table-cell office:value-type="float" office:value="79.99">
                <text:p>79.99</text:p>
              </table:table-cell>
              <table:table-cell office:value-type="float" office:value="84.98">
                <text:p>84.98</text:p>
              </table:table-cell>
              <table:table-cell office:value-type="float" office:value="89.97">
                <text:p>89.97</text:p>
              </table:table-cell>
              <table:table-cell office:value-type="float" office:value="94.96">
                <text:p>94.96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5.03">
                <text:p>5.03</text:p>
                <draw:g>
                  <svg:desc>'TableForMaxStructsEqualto-5-Ratio'.C16:'TableForMaxStructsEqualto-5-Ratio'.V16</svg:desc>
                </draw:g>
              </table:table-cell>
              <table:table-cell office:value-type="float" office:value="10.03">
                <text:p>10.03</text:p>
              </table:table-cell>
              <table:table-cell office:value-type="float" office:value="15.03">
                <text:p>15.03</text:p>
              </table:table-cell>
              <table:table-cell office:value-type="float" office:value="20.03">
                <text:p>20.03</text:p>
              </table:table-cell>
              <table:table-cell office:value-type="float" office:value="25.03">
                <text:p>25.03</text:p>
              </table:table-cell>
              <table:table-cell office:value-type="float" office:value="30.02">
                <text:p>30.02</text:p>
              </table:table-cell>
              <table:table-cell office:value-type="float" office:value="35.02">
                <text:p>35.02</text:p>
              </table:table-cell>
              <table:table-cell office:value-type="float" office:value="40.02">
                <text:p>40.02</text:p>
              </table:table-cell>
              <table:table-cell office:value-type="float" office:value="45.02">
                <text:p>45.02</text:p>
              </table:table-cell>
              <table:table-cell office:value-type="float" office:value="50.01">
                <text:p>50.01</text:p>
              </table:table-cell>
              <table:table-cell office:value-type="float" office:value="55.01">
                <text:p>55.01</text:p>
              </table:table-cell>
              <table:table-cell office:value-type="float" office:value="60.01">
                <text:p>60.01</text:p>
              </table:table-cell>
              <table:table-cell office:value-type="float" office:value="65.01">
                <text:p>65.01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9.99">
                <text:p>89.99</text:p>
              </table:table-cell>
              <table:table-cell office:value-type="float" office:value="94.99">
                <text:p>94.99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B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22:'TableForMaxStructsEqualto-5-Ratio'.V22 'TableForMaxStructsEqualto-5-Ratio'.A15:'TableForMaxStructsEqualto-5-Ratio'.A15 'TableForMaxStructsEqualto-5-Ratio'.C25:'TableForMaxStructsEqualto-5-Ratio'.V25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22:'TableForMaxStructsEqualto-5-Ratio'.V22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25:'TableForMaxStructsEqualto-5-Ratio'.V25" chart:label-cell-address="'TableForMaxStructsEqualto-5-Ratio'.A15:'TableForMaxStructsEqualto-5-Ratio'.A15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4.56">
                <text:p>4.56</text:p>
                <draw:g>
                  <svg:desc>'TableForMaxStructsEqualto-5-Ratio'.C22:'TableForMaxStructsEqualto-5-Ratio'.V22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14.26">
                <text:p>14.26</text:p>
              </table:table-cell>
              <table:table-cell office:value-type="float" office:value="19.19">
                <text:p>19.19</text:p>
              </table:table-cell>
              <table:table-cell office:value-type="float" office:value="24.13">
                <text:p>24.13</text:p>
              </table:table-cell>
              <table:table-cell office:value-type="float" office:value="29.45">
                <text:p>29.45</text:p>
              </table:table-cell>
              <table:table-cell office:value-type="float" office:value="34.13">
                <text:p>34.13</text:p>
              </table:table-cell>
              <table:table-cell office:value-type="float" office:value="39.07">
                <text:p>39.07</text:p>
              </table:table-cell>
              <table:table-cell office:value-type="float" office:value="43.81">
                <text:p>43.81</text:p>
              </table:table-cell>
              <table:table-cell office:value-type="float" office:value="48.72">
                <text:p>48.72</text:p>
              </table:table-cell>
              <table:table-cell office:value-type="float" office:value="53.69">
                <text:p>53.69</text:p>
              </table:table-cell>
              <table:table-cell office:value-type="float" office:value="58.98">
                <text:p>58.98</text:p>
              </table:table-cell>
              <table:table-cell office:value-type="float" office:value="63.71">
                <text:p>63.71</text:p>
              </table:table-cell>
              <table:table-cell office:value-type="float" office:value="68.61">
                <text:p>68.61</text:p>
              </table:table-cell>
              <table:table-cell office:value-type="float" office:value="73.62">
                <text:p>73.62</text:p>
              </table:table-cell>
              <table:table-cell office:value-type="float" office:value="78.89">
                <text:p>78.89</text:p>
              </table:table-cell>
              <table:table-cell office:value-type="float" office:value="83.7">
                <text:p>83.7</text:p>
              </table:table-cell>
              <table:table-cell office:value-type="float" office:value="88.83">
                <text:p>88.83</text:p>
              </table:table-cell>
              <table:table-cell office:value-type="float" office:value="94.12">
                <text:p>94.12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4.7">
                <text:p>4.7</text:p>
                <draw:g>
                  <svg:desc>'TableForMaxStructsEqualto-5-Ratio'.C25:'TableForMaxStructsEqualto-5-Ratio'.V25</svg:desc>
                </draw:g>
              </table:table-cell>
              <table:table-cell office:value-type="float" office:value="9.64">
                <text:p>9.64</text:p>
              </table:table-cell>
              <table:table-cell office:value-type="float" office:value="14.43">
                <text:p>14.43</text:p>
              </table:table-cell>
              <table:table-cell office:value-type="float" office:value="19.41">
                <text:p>19.41</text:p>
              </table:table-cell>
              <table:table-cell office:value-type="float" office:value="24.33">
                <text:p>24.33</text:p>
              </table:table-cell>
              <table:table-cell office:value-type="float" office:value="29.57">
                <text:p>29.57</text:p>
              </table:table-cell>
              <table:table-cell office:value-type="float" office:value="34.35">
                <text:p>34.35</text:p>
              </table:table-cell>
              <table:table-cell office:value-type="float" office:value="39.25">
                <text:p>39.25</text:p>
              </table:table-cell>
              <table:table-cell office:value-type="float" office:value="44.11">
                <text:p>44.11</text:p>
              </table:table-cell>
              <table:table-cell office:value-type="float" office:value="49.01">
                <text:p>49.01</text:p>
              </table:table-cell>
              <table:table-cell office:value-type="float" office:value="53.98">
                <text:p>53.98</text:p>
              </table:table-cell>
              <table:table-cell office:value-type="float" office:value="59.18">
                <text:p>59.18</text:p>
              </table:table-cell>
              <table:table-cell office:value-type="float" office:value="63.98">
                <text:p>63.98</text:p>
              </table:table-cell>
              <table:table-cell office:value-type="float" office:value="68.91">
                <text:p>68.91</text:p>
              </table:table-cell>
              <table:table-cell office:value-type="float" office:value="73.89">
                <text:p>73.89</text:p>
              </table:table-cell>
              <table:table-cell office:value-type="float" office:value="79.09">
                <text:p>79.09</text:p>
              </table:table-cell>
              <table:table-cell office:value-type="float" office:value="84.06">
                <text:p>84.06</text:p>
              </table:table-cell>
              <table:table-cell office:value-type="float" office:value="89.15">
                <text:p>89.15</text:p>
              </table:table-cell>
              <table:table-cell office:value-type="float" office:value="94.29">
                <text:p>94.29</text:p>
              </table:table-cell>
              <table:table-cell office:value-type="float" office:value="99.99">
                <text:p>99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RBT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40:'TableForMaxStructsEqualto-5-Ratio'.V40 'TableForMaxStructsEqualto-5-Ratio'.A15:'TableForMaxStructsEqualto-5-Ratio'.A15 'TableForMaxStructsEqualto-5-Ratio'.C43:'TableForMaxStructsEqualto-5-Ratio'.V43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40:'TableForMaxStructsEqualto-5-Ratio'.V40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43:'TableForMaxStructsEqualto-5-Ratio'.V43" chart:label-cell-address="'TableForMaxStructsEqualto-5-Ratio'.A15:'TableForMaxStructsEqualto-5-Ratio'.A15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30.6">
                <text:p>30.6</text:p>
                <draw:g>
                  <svg:desc>'TableForMaxStructsEqualto-5-Ratio'.C40:'TableForMaxStructsEqualto-5-Ratio'.V40</svg:desc>
                </draw:g>
              </table:table-cell>
              <table:table-cell office:value-type="float" office:value="32.15">
                <text:p>32.15</text:p>
              </table:table-cell>
              <table:table-cell office:value-type="float" office:value="33.77">
                <text:p>33.77</text:p>
              </table:table-cell>
              <table:table-cell office:value-type="float" office:value="34.3">
                <text:p>34.3</text:p>
              </table:table-cell>
              <table:table-cell office:value-type="float" office:value="36.45">
                <text:p>36.45</text:p>
              </table:table-cell>
              <table:table-cell office:value-type="float" office:value="38.48">
                <text:p>38.48</text:p>
              </table:table-cell>
              <table:table-cell office:value-type="float" office:value="41.81">
                <text:p>41.81</text:p>
              </table:table-cell>
              <table:table-cell office:value-type="float" office:value="43.85">
                <text:p>43.85</text:p>
              </table:table-cell>
              <table:table-cell office:value-type="float" office:value="47.97">
                <text:p>47.97</text:p>
              </table:table-cell>
              <table:table-cell office:value-type="float" office:value="49.52">
                <text:p>49.52</text:p>
              </table:table-cell>
              <table:table-cell office:value-type="float" office:value="51.48">
                <text:p>51.48</text:p>
              </table:table-cell>
              <table:table-cell office:value-type="float" office:value="53.71">
                <text:p>53.71</text:p>
              </table:table-cell>
              <table:table-cell office:value-type="float" office:value="57.64">
                <text:p>57.64</text:p>
              </table:table-cell>
              <table:table-cell office:value-type="float" office:value="58.17">
                <text:p>58.17</text:p>
              </table:table-cell>
              <table:table-cell office:value-type="float" office:value="60.07">
                <text:p>60.07</text:p>
              </table:table-cell>
              <table:table-cell office:value-type="float" office:value="62.57">
                <text:p>62.57</text:p>
              </table:table-cell>
              <table:table-cell office:value-type="float" office:value="66.69">
                <text:p>66.69</text:p>
              </table:table-cell>
              <table:table-cell office:value-type="float" office:value="69.16">
                <text:p>69.16</text:p>
              </table:table-cell>
              <table:table-cell office:value-type="float" office:value="73.18">
                <text:p>73.18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33.35">
                <text:p>33.35</text:p>
                <draw:g>
                  <svg:desc>'TableForMaxStructsEqualto-5-Ratio'.C43:'TableForMaxStructsEqualto-5-Ratio'.V43</svg:desc>
                </draw:g>
              </table:table-cell>
              <table:table-cell office:value-type="float" office:value="34.86">
                <text:p>34.86</text:p>
              </table:table-cell>
              <table:table-cell office:value-type="float" office:value="35.56">
                <text:p>35.56</text:p>
              </table:table-cell>
              <table:table-cell office:value-type="float" office:value="37.23">
                <text:p>37.23</text:p>
              </table:table-cell>
              <table:table-cell office:value-type="float" office:value="39.36">
                <text:p>39.36</text:p>
              </table:table-cell>
              <table:table-cell office:value-type="float" office:value="43.1">
                <text:p>43.1</text:p>
              </table:table-cell>
              <table:table-cell office:value-type="float" office:value="44.11">
                <text:p>44.11</text:p>
              </table:table-cell>
              <table:table-cell office:value-type="float" office:value="47.3">
                <text:p>47.3</text:p>
              </table:table-cell>
              <table:table-cell office:value-type="float" office:value="51.01">
                <text:p>51.01</text:p>
              </table:table-cell>
              <table:table-cell office:value-type="float" office:value="51.83">
                <text:p>51.83</text:p>
              </table:table-cell>
              <table:table-cell office:value-type="float" office:value="53.85">
                <text:p>53.85</text:p>
              </table:table-cell>
              <table:table-cell office:value-type="float" office:value="54.73">
                <text:p>54.73</text:p>
              </table:table-cell>
              <table:table-cell office:value-type="float" office:value="56.6">
                <text:p>56.6</text:p>
              </table:table-cell>
              <table:table-cell office:value-type="float" office:value="57.64">
                <text:p>57.64</text:p>
              </table:table-cell>
              <table:table-cell office:value-type="float" office:value="59.73">
                <text:p>59.73</text:p>
              </table:table-cell>
              <table:table-cell office:value-type="float" office:value="61.67">
                <text:p>61.67</text:p>
              </table:table-cell>
              <table:table-cell office:value-type="float" office:value="62.92">
                <text:p>62.92</text:p>
              </table:table-cell>
              <table:table-cell office:value-type="float" office:value="67.22">
                <text:p>67.22</text:p>
              </table:table-cell>
              <table:table-cell office:value-type="float" office:value="81.31">
                <text:p>81.31</text:p>
              </table:table-cell>
              <table:table-cell office:value-type="float" office:value="99.91">
                <text:p>99.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4cm" svg:y="6.898cm" chart:style-name="ch2">
          <text:p>SL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48:'TableForMaxStructsEqualto-5-Ratio'.A48 'TableForMaxStructsEqualto-5-Ratio'.C31:'TableForMaxStructsEqualto-5-Ratio'.V31 'TableForMaxStructsEqualto-5-Ratio'.A51:'TableForMaxStructsEqualto-5-Ratio'.A51 'TableForMaxStructsEqualto-5-Ratio'.C34:'TableForMaxStructsEqualto-5-Ratio'.V34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31:'TableForMaxStructsEqualto-5-Ratio'.V31" chart:label-cell-address="'TableForMaxStructsEqualto-5-Ratio'.A48:'TableForMaxStructsEqualto-5-Ratio'.A48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34:'TableForMaxStructsEqualto-5-Ratio'.V34" chart:label-cell-address="'TableForMaxStructsEqualto-5-Ratio'.A51:'TableForMaxStructsEqualto-5-Ratio'.A5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48:'TableForMaxStructsEqualto-5-Ratio'.A48</svg:desc>
                </draw:g>
              </table:table-cell>
              <table:table-cell office:value-type="float" office:value="2.75">
                <text:p>2.75</text:p>
                <draw:g>
                  <svg:desc>'TableForMaxStructsEqualto-5-Ratio'.C31:'TableForMaxStructsEqualto-5-Ratio'.V31</svg:desc>
                </draw:g>
              </table:table-cell>
              <table:table-cell office:value-type="float" office:value="6.48">
                <text:p>6.48</text:p>
              </table:table-cell>
              <table:table-cell office:value-type="float" office:value="10.29">
                <text:p>10.29</text:p>
              </table:table-cell>
              <table:table-cell office:value-type="float" office:value="14.86">
                <text:p>14.86</text:p>
              </table:table-cell>
              <table:table-cell office:value-type="float" office:value="18.9">
                <text:p>18.9</text:p>
              </table:table-cell>
              <table:table-cell office:value-type="float" office:value="23.16">
                <text:p>23.16</text:p>
              </table:table-cell>
              <table:table-cell office:value-type="float" office:value="28.01">
                <text:p>28.01</text:p>
              </table:table-cell>
              <table:table-cell office:value-type="float" office:value="32.89">
                <text:p>32.89</text:p>
              </table:table-cell>
              <table:table-cell office:value-type="float" office:value="38.41">
                <text:p>38.41</text:p>
              </table:table-cell>
              <table:table-cell office:value-type="float" office:value="43.67">
                <text:p>43.67</text:p>
              </table:table-cell>
              <table:table-cell office:value-type="float" office:value="47.63">
                <text:p>47.63</text:p>
              </table:table-cell>
              <table:table-cell office:value-type="float" office:value="52.81">
                <text:p>52.81</text:p>
              </table:table-cell>
              <table:table-cell office:value-type="float" office:value="57.14">
                <text:p>57.14</text:p>
              </table:table-cell>
              <table:table-cell office:value-type="float" office:value="62.54">
                <text:p>62.54</text:p>
              </table:table-cell>
              <table:table-cell office:value-type="float" office:value="68.67">
                <text:p>68.67</text:p>
              </table:table-cell>
              <table:table-cell office:value-type="float" office:value="73.42">
                <text:p>73.42</text:p>
              </table:table-cell>
              <table:table-cell office:value-type="float" office:value="78.98">
                <text:p>78.98</text:p>
              </table:table-cell>
              <table:table-cell office:value-type="float" office:value="85.13">
                <text:p>85.13</text:p>
              </table:table-cell>
              <table:table-cell office:value-type="float" office:value="91.8">
                <text:p>91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51:'TableForMaxStructsEqualto-5-Ratio'.A51</svg:desc>
                </draw:g>
              </table:table-cell>
              <table:table-cell office:value-type="float" office:value="2.94">
                <text:p>2.94</text:p>
                <draw:g>
                  <svg:desc>'TableForMaxStructsEqualto-5-Ratio'.C34:'TableForMaxStructsEqualto-5-Ratio'.V34</svg:desc>
                </draw:g>
              </table:table-cell>
              <table:table-cell office:value-type="float" office:value="6.83">
                <text:p>6.83</text:p>
              </table:table-cell>
              <table:table-cell office:value-type="float" office:value="10.77">
                <text:p>10.77</text:p>
              </table:table-cell>
              <table:table-cell office:value-type="float" office:value="15.27">
                <text:p>15.27</text:p>
              </table:table-cell>
              <table:table-cell office:value-type="float" office:value="19.51">
                <text:p>19.51</text:p>
              </table:table-cell>
              <table:table-cell office:value-type="float" office:value="23.8">
                <text:p>23.8</text:p>
              </table:table-cell>
              <table:table-cell office:value-type="float" office:value="28.73">
                <text:p>28.73</text:p>
              </table:table-cell>
              <table:table-cell office:value-type="float" office:value="33.52">
                <text:p>33.52</text:p>
              </table:table-cell>
              <table:table-cell office:value-type="float" office:value="39.04">
                <text:p>39.04</text:p>
              </table:table-cell>
              <table:table-cell office:value-type="float" office:value="44.39">
                <text:p>44.39</text:p>
              </table:table-cell>
              <table:table-cell office:value-type="float" office:value="48.38">
                <text:p>48.38</text:p>
              </table:table-cell>
              <table:table-cell office:value-type="float" office:value="53.61">
                <text:p>53.61</text:p>
              </table:table-cell>
              <table:table-cell office:value-type="float" office:value="57.96">
                <text:p>57.96</text:p>
              </table:table-cell>
              <table:table-cell office:value-type="float" office:value="63.31">
                <text:p>63.31</text:p>
              </table:table-cell>
              <table:table-cell office:value-type="float" office:value="69.34">
                <text:p>69.34</text:p>
              </table:table-cell>
              <table:table-cell office:value-type="float" office:value="74.15">
                <text:p>74.15</text:p>
              </table:table-cell>
              <table:table-cell office:value-type="float" office:value="79.65">
                <text:p>79.65</text:p>
              </table:table-cell>
              <table:table-cell office:value-type="float" office:value="85.67">
                <text:p>85.67</text:p>
              </table:table-cell>
              <table:table-cell office:value-type="float" office:value="92.18">
                <text:p>92.1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/>
      <style:text-properties fo:font-size="14pt" style:font-size-asian="13pt" style:font-size-complex="13pt"/>
    </style:style>
    <style:style style:name="ch3" style:family="chart"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">
      <style:chart-properties chart:display-label="true" chart:tick-marks-major-inner="true" chart:tick-marks-major-outer="false" chart:logarithmic="false" chart:minimum="0" chart:maximum="105" chart:origin="0" chart:interval-major="5" chart:reverse-direction="false" text:line-break="false" loext:try-staggering-first="false" chart:label-arrangement="side-by-sid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 style:data-style-name="N100">
      <style:chart-properties chart:display-label="false" chart:tick-marks-major-inner="true" chart:tick-marks-major-outer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false" chart:logarithmic="false" chart:minimum="0" chart:maximum="12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false" chart:tick-marks-major-inner="true" chart:tick-marks-major-outer="fals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314004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65cm" svg:height="9.227cm" xlink:href=".." xlink:type="simple" chart:class="chart:scatter" chart:style-name="ch1">
        <chart:title svg:x="10.596cm" svg:y="6.898cm" chart:style-name="ch2">
          <text:p>SLL</text:p>
        </chart:title>
        <chart:legend svg:x="0.951cm" svg:y="0.755cm" style:legend-expansion="custom" chartooo:width="3.308cm" chartooo:height="1.187cm" style:legend-expansion-aspect-ratio="2.78685762426285" chart:style-name="ch3"/>
        <chart:plot-area chart:style-name="ch4" table:cell-range-address="'TableForMaxStructsEqualto-5-Ratio'.C1:'TableForMaxStructsEqualto-5-Ratio'.V1 'TableForMaxStructsEqualto-5-Ratio'.A12:'TableForMaxStructsEqualto-5-Ratio'.A12 'TableForMaxStructsEqualto-5-Ratio'.C49:'TableForMaxStructsEqualto-5-Ratio'.V49 'TableForMaxStructsEqualto-5-Ratio'.A15:'TableForMaxStructsEqualto-5-Ratio'.A15 'TableForMaxStructsEqualto-5-Ratio'.C52:'TableForMaxStructsEqualto-5-Ratio'.V52" chart:data-source-has-labels="column" svg:x="0.05cm" svg:y="0.33cm" svg:width="12.537cm" svg:height="8.768cm">
          <chartooo:coordinate-region svg:x="0.707cm" svg:y="0.53cm" svg:width="11.707cm" svg:height="7.788cm"/>
          <chart:axis chart:dimension="x" chart:name="primary-x" chart:style-name="ch5">
            <chart:title svg:x="5.414cm" svg:y="7.114cm" chart:style-name="ch6">
              <text:p>%valid</text:p>
            </chart:title>
          </chart:axis>
          <chart:axis chart:dimension="x" chart:name="secondary-x" chart:style-name="ch7"/>
          <chart:axis chart:dimension="y" chart:name="primary-y" chart:style-name="ch8">
            <chart:title svg:x="11.003cm" svg:y="5.801cm" chart:style-name="ch9">
              <text:p>%explored</text:p>
            </chart:title>
          </chart:axis>
          <chart:axis chart:dimension="y" chart:name="secondary-y" chart:style-name="ch10"/>
          <chart:series chart:attached-axis="primary-y" chart:style-name="ch11" chart:values-cell-range-address="'TableForMaxStructsEqualto-5-Ratio'.C49:'TableForMaxStructsEqualto-5-Ratio'.V49" chart:label-cell-address="'TableForMaxStructsEqualto-5-Ratio'.A12:'TableForMaxStructsEqualto-5-Ratio'.A12" chart:class="chart:scatter">
            <chart:domain table:cell-range-address="'TableForMaxStructsEqualto-5-Ratio'.C1:'TableForMaxStructsEqualto-5-Ratio'.V1"/>
            <chart:data-point chart:repeated="20"/>
          </chart:series>
          <chart:series chart:attached-axis="primary-y" chart:style-name="ch12" chart:values-cell-range-address="'TableForMaxStructsEqualto-5-Ratio'.C52:'TableForMaxStructsEqualto-5-Ratio'.V52" chart:label-cell-address="'TableForMaxStructsEqualto-5-Ratio'.A15:'TableForMaxStructsEqualto-5-Ratio'.A15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ableForMaxStructsEqualto-5-Ratio'.C1:'TableForMaxStructsEqualto-5-Ratio'.V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9</text:p>
                <draw:g>
                  <svg:desc>'TableForMaxStructsEqualto-5-Ratio'.A12:'TableForMaxStructsEqualto-5-Ratio'.A12</svg:desc>
                </draw:g>
              </table:table-cell>
              <table:table-cell office:value-type="float" office:value="4.98">
                <text:p>4.98</text:p>
                <draw:g>
                  <svg:desc>'TableForMaxStructsEqualto-5-Ratio'.C49:'TableForMaxStructsEqualto-5-Ratio'.V49</svg:desc>
                </draw:g>
              </table:table-cell>
              <table:table-cell office:value-type="float" office:value="9.98">
                <text:p>9.98</text:p>
              </table:table-cell>
              <table:table-cell office:value-type="float" office:value="14.97">
                <text:p>14.97</text:p>
              </table:table-cell>
              <table:table-cell office:value-type="float" office:value="19.98">
                <text:p>19.98</text:p>
              </table:table-cell>
              <table:table-cell office:value-type="float" office:value="24.97">
                <text:p>24.97</text:p>
              </table:table-cell>
              <table:table-cell office:value-type="float" office:value="29.97">
                <text:p>29.97</text:p>
              </table:table-cell>
              <table:table-cell office:value-type="float" office:value="34.97">
                <text:p>34.97</text:p>
              </table:table-cell>
              <table:table-cell office:value-type="float" office:value="39.97">
                <text:p>39.97</text:p>
              </table:table-cell>
              <table:table-cell office:value-type="float" office:value="44.96">
                <text:p>44.96</text:p>
              </table:table-cell>
              <table:table-cell office:value-type="float" office:value="49.96">
                <text:p>49.96</text:p>
              </table:table-cell>
              <table:table-cell office:value-type="float" office:value="54.96">
                <text:p>54.96</text:p>
              </table:table-cell>
              <table:table-cell office:value-type="float" office:value="59.97">
                <text:p>59.97</text:p>
              </table:table-cell>
              <table:table-cell office:value-type="float" office:value="64.96">
                <text:p>64.96</text:p>
              </table:table-cell>
              <table:table-cell office:value-type="float" office:value="69.97">
                <text:p>69.97</text:p>
              </table:table-cell>
              <table:table-cell office:value-type="float" office:value="74.97">
                <text:p>74.97</text:p>
              </table:table-cell>
              <table:table-cell office:value-type="float" office:value="79.97">
                <text:p>79.97</text:p>
              </table:table-cell>
              <table:table-cell office:value-type="float" office:value="84.98">
                <text:p>84.98</text:p>
              </table:table-cell>
              <table:table-cell office:value-type="float" office:value="89.98">
                <text:p>89.98</text:p>
              </table:table-cell>
              <table:table-cell office:value-type="float" office:value="94.99">
                <text:p>94.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ize=10</text:p>
                <draw:g>
                  <svg:desc>'TableForMaxStructsEqualto-5-Ratio'.A15:'TableForMaxStructsEqualto-5-Ratio'.A15</svg:desc>
                </draw:g>
              </table:table-cell>
              <table:table-cell office:value-type="float" office:value="4.99">
                <text:p>4.99</text:p>
                <draw:g>
                  <svg:desc>'TableForMaxStructsEqualto-5-Ratio'.C52:'TableForMaxStructsEqualto-5-Ratio'.V52</svg:desc>
                </draw:g>
              </table:table-cell>
              <table:table-cell office:value-type="float" office:value="9.99">
                <text:p>9.99</text:p>
              </table:table-cell>
              <table:table-cell office:value-type="float" office:value="14.99">
                <text:p>14.99</text:p>
              </table:table-cell>
              <table:table-cell office:value-type="float" office:value="19.99">
                <text:p>19.99</text:p>
              </table:table-cell>
              <table:table-cell office:value-type="float" office:value="24.98">
                <text:p>24.98</text:p>
              </table:table-cell>
              <table:table-cell office:value-type="float" office:value="29.98">
                <text:p>29.98</text:p>
              </table:table-cell>
              <table:table-cell office:value-type="float" office:value="34.98">
                <text:p>34.98</text:p>
              </table:table-cell>
              <table:table-cell office:value-type="float" office:value="39.98">
                <text:p>39.98</text:p>
              </table:table-cell>
              <table:table-cell office:value-type="float" office:value="44.98">
                <text:p>44.98</text:p>
              </table:table-cell>
              <table:table-cell office:value-type="float" office:value="49.98">
                <text:p>49.98</text:p>
              </table:table-cell>
              <table:table-cell office:value-type="float" office:value="54.98">
                <text:p>54.98</text:p>
              </table:table-cell>
              <table:table-cell office:value-type="float" office:value="59.98">
                <text:p>59.98</text:p>
              </table:table-cell>
              <table:table-cell office:value-type="float" office:value="64.98">
                <text:p>64.98</text:p>
              </table:table-cell>
              <table:table-cell office:value-type="float" office:value="69.98">
                <text:p>69.98</text:p>
              </table:table-cell>
              <table:table-cell office:value-type="float" office:value="74.98">
                <text:p>74.98</text:p>
              </table:table-cell>
              <table:table-cell office:value-type="float" office:value="79.99">
                <text:p>79.99</text:p>
              </table:table-cell>
              <table:table-cell office:value-type="float" office:value="84.99">
                <text:p>84.99</text:p>
              </table:table-cell>
              <table:table-cell office:value-type="float" office:value="89.99">
                <text:p>89.99</text:p>
              </table:table-cell>
              <table:table-cell office:value-type="float" office:value="94.99">
                <text:p>94.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